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47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49.27mm"/>
    </style:style>
    <style:style style:name="co6" style:family="table-column">
      <style:table-column-properties fo:break-before="auto" style:column-width="51.51mm"/>
    </style:style>
    <style:style style:name="co7" style:family="table-column">
      <style:table-column-properties fo:break-before="auto" style:column-width="34.17mm"/>
    </style:style>
    <style:style style:name="co8" style:family="table-column">
      <style:table-column-properties fo:break-before="auto" style:column-width="28.72mm"/>
    </style:style>
    <style:style style:name="co4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46.06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42.09mm"/>
    </style:style>
    <style:style style:name="co13" style:family="table-column">
      <style:table-column-properties fo:break-before="auto" style:column-width="42.58mm"/>
    </style:style>
    <style:style style:name="co14" style:family="table-column">
      <style:table-column-properties fo:break-before="auto" style:column-width="25.51mm"/>
    </style:style>
    <style:style style:name="co15" style:family="table-column">
      <style:table-column-properties fo:break-before="auto" style:column-width="37.13mm"/>
    </style:style>
    <style:style style:name="co16" style:family="table-column">
      <style:table-column-properties fo:break-before="auto" style:column-width="46.28mm"/>
    </style:style>
    <style:style style:name="co19" style:family="table-column">
      <style:table-column-properties fo:break-before="auto" style:column-width="35.15mm"/>
    </style:style>
    <style:style style:name="co18" style:family="table-column">
      <style:table-column-properties fo:break-before="auto" style:column-width="38.38mm"/>
    </style:style>
    <style:style style:name="co20" style:family="table-column">
      <style:table-column-properties fo:break-before="auto" style:column-width="23.78mm"/>
    </style:style>
    <style:style style:name="co22" style:family="table-column">
      <style:table-column-properties fo:break-before="auto" style:column-width="27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cell-protect="none" style:print-content="true"/>
    </style:style>
    <style:style style:name="ce9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cell-protect="none" style:print-content="true"/>
    </style:style>
    <style:style style:name="ce8" style:family="table-cell" style:parent-style-name="Default" style:data-style-name="N3"/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istogram-kern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3" table:default-cell-style-name="Default"/>
        <table:table-row table:style-name="ro1">
          <table:table-cell office:value-type="string" calcext:value-type="string">
            <text:p>POINTS_PER_FRAGMENT</text:p>
          </table:table-cell>
          <table:table-cell office:value-type="string" calcext:value-type="string">
            <text:p>EXEC_IN_NVRAM</text:p>
          </table:table-cell>
          <table:table-cell table:style-name="ce11" office:value-type="string" calcext:value-type="string">
            <text:p>MODE</text:p>
          </table:table-cell>
          <table:table-cell office:value-type="string" calcext:value-type="string">
            <text:p>TIMING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3461594581604" calcext:value-type="float">
            <text:p>5.8346159458160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3283090591431" calcext:value-type="float">
            <text:p>5.8328309059143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3244299888611" calcext:value-type="float">
            <text:p>5.8324429988861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3323812484741" calcext:value-type="float">
            <text:p>5.8332381248474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3176136016846" calcext:value-type="float">
            <text:p>5.8317613601684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2675671577454" calcext:value-type="float">
            <text:p>5.8267567157745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2825636863709" calcext:value-type="float">
            <text:p>5.8282563686370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2757520675659" calcext:value-type="float">
            <text:p>5.8275752067565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2889246940613" calcext:value-type="float">
            <text:p>5.8288924694061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2347679138184" calcext:value-type="float">
            <text:p>5.8234767913818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841793060303" calcext:value-type="float">
            <text:p>0.1168417930603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398811340332" calcext:value-type="float">
            <text:p>0.11639881134033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7185354232788" calcext:value-type="float">
            <text:p>0.11718535423278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700963973999" calcext:value-type="float">
            <text:p>0.1170096397399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751194000244" calcext:value-type="float">
            <text:p>0.11675119400024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872310638428" calcext:value-type="float">
            <text:p>0.11687231063842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713523864746" calcext:value-type="float">
            <text:p>0.11671352386474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82391166687" calcext:value-type="float">
            <text:p>0.1168239116668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697311401367" calcext:value-type="float">
            <text:p>0.11669731140136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7007732391357" calcext:value-type="float">
            <text:p>0.11700773239135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950598716736" calcext:value-type="float">
            <text:p>6.009505987167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707364082336" calcext:value-type="float">
            <text:p>6.007073640823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50642490387" calcext:value-type="float">
            <text:p>6.005064249038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484204292297" calcext:value-type="float">
            <text:p>6.0048420429229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679492950439" calcext:value-type="float">
            <text:p>6.0067949295043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414514541626" calcext:value-type="float">
            <text:p>6.0041451454162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5619764328" calcext:value-type="float">
            <text:p>6.00561976432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759148597717" calcext:value-type="float">
            <text:p>6.0075914859771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506234169006" calcext:value-type="float">
            <text:p>6.0050623416900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903725624085" calcext:value-type="float">
            <text:p>6.0090372562408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9807243347168" calcext:value-type="float">
            <text:p>0.11980724334716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9623422622681" calcext:value-type="float">
            <text:p>0.11962342262268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20294094085693" calcext:value-type="float">
            <text:p>0.12029409408569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2011194229126" calcext:value-type="float">
            <text:p>0.1201119422912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20465278625488" calcext:value-type="float">
            <text:p>0.12046527862548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20076417922974" calcext:value-type="float">
            <text:p>0.12007641792297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9822025299072" calcext:value-type="float">
            <text:p>0.11982202529907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9999647140503" calcext:value-type="float">
            <text:p>0.1199996471405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9940996170044" calcext:value-type="float">
            <text:p>0.11994099617004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2003493309021" calcext:value-type="float">
            <text:p>0.1200349330902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542169570923" calcext:value-type="float">
            <text:p>5.9454216957092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3994164466858" calcext:value-type="float">
            <text:p>5.9399416446685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106078147888" calcext:value-type="float">
            <text:p>5.9410607814788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233298301697" calcext:value-type="float">
            <text:p>5.9423329830169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3951511383057" calcext:value-type="float">
            <text:p>5.9395151138305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316744804382" calcext:value-type="float">
            <text:p>5.9431674480438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110131263733" calcext:value-type="float">
            <text:p>5.9411013126373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3849444389343" calcext:value-type="float">
            <text:p>5.9384944438934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03657913208" calcext:value-type="float">
            <text:p>5.940365791320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091391563416" calcext:value-type="float">
            <text:p>5.9409139156341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815660476685" calcext:value-type="float">
            <text:p>0.11881566047668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669986724854" calcext:value-type="float">
            <text:p>0.11866998672485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9112014770508" calcext:value-type="float">
            <text:p>0.11911201477050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882656097412" calcext:value-type="float">
            <text:p>0.11888265609741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554830551147" calcext:value-type="float">
            <text:p>0.11855483055114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741035461426" calcext:value-type="float">
            <text:p>0.11874103546142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889331817627" calcext:value-type="float">
            <text:p>0.11888933181762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902683258057" calcext:value-type="float">
            <text:p>0.11890268325805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61777305603" calcext:value-type="float">
            <text:p>0.118617773056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338584899902" calcext:value-type="float">
            <text:p>0.11833858489990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493248939514" calcext:value-type="float">
            <text:p>6.1649324893951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267824172974" calcext:value-type="float">
            <text:p>6.1626782417297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276788711548" calcext:value-type="float">
            <text:p>6.1627678871154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161966323853" calcext:value-type="float">
            <text:p>6.1616196632385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23067855835" calcext:value-type="float">
            <text:p>6.162306785583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185140609741" calcext:value-type="float">
            <text:p>6.1618514060974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5939784049988" calcext:value-type="float">
            <text:p>6.1593978404998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5986847877502" calcext:value-type="float">
            <text:p>6.1598684787750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15207195282" calcext:value-type="float">
            <text:p>6.161520719528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114687919617" calcext:value-type="float">
            <text:p>6.1611468791961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824668884277" calcext:value-type="float">
            <text:p>0.12282466888427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848033905029" calcext:value-type="float">
            <text:p>0.12284803390502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777700424194" calcext:value-type="float">
            <text:p>0.12277770042419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3058795928955" calcext:value-type="float">
            <text:p>0.12305879592895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763633728027" calcext:value-type="float">
            <text:p>0.12276363372802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954845428467" calcext:value-type="float">
            <text:p>0.12295484542846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615098953247" calcext:value-type="float">
            <text:p>0.12261509895324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983932495117" calcext:value-type="float">
            <text:p>0.12298393249511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999906539917" calcext:value-type="float">
            <text:p>0.12299990653991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789621353149" calcext:value-type="float">
            <text:p>0.122789621353149</text:p>
          </table:table-cell>
        </table:table-row>
        <table:table-row table:style-name="ro1" table:number-rows-repeated="32">
          <table:table-cell table:number-columns-repeated="4"/>
        </table:table-row>
        <table:table-row table:style-name="ro1" table:number-rows-repeated="80">
          <table:table-cell table:number-columns-repeated="2"/>
          <table:table-cell table:style-name="Default"/>
          <table:table-cell/>
        </table:table-row>
        <table:table-row table:style-name="ro1" table:number-rows-repeated="104838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istogram-app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2"/>
        <table:table-column table:style-name="co4" table:default-cell-style-name="Default"/>
        <table:table-row table:style-name="ro1">
          <table:table-cell office:value-type="string" calcext:value-type="string">
            <text:p>POINTS_PER_FRAGMENT</text:p>
          </table:table-cell>
          <table:table-cell office:value-type="string" calcext:value-type="string">
            <text:p>NUMBER_OF_FRAGMENTS</text:p>
          </table:table-cell>
          <table:table-cell office:value-type="string" calcext:value-type="string">
            <text:p>EXEC_IN_NVRAM</text:p>
          </table:table-cell>
          <table:table-cell table:style-name="ce11" office:value-type="string" calcext:value-type="string">
            <text:p>MODE</text:p>
          </table:table-cell>
          <table:table-cell office:value-type="string" calcext:value-type="string">
            <text:p>TIMING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70124769211" calcext:value-type="float">
            <text:p>186.67012476921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98109388351" calcext:value-type="float">
            <text:p>186.69810938835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89304828644" calcext:value-type="float">
            <text:p>186.68930482864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90707683563" calcext:value-type="float">
            <text:p>186.69070768356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92244768143" calcext:value-type="float">
            <text:p>186.69224476814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83971881866" calcext:value-type="float">
            <text:p>186.68397188186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730097055435" calcext:value-type="float">
            <text:p>186.73009705543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713228940964" calcext:value-type="float">
            <text:p>186.71322894096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721193790436" calcext:value-type="float">
            <text:p>186.7211937904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718379497528" calcext:value-type="float">
            <text:p>186.71837949752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605947971344" calcext:value-type="float">
            <text:p>189.60594797134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640122890472" calcext:value-type="float">
            <text:p>189.64012289047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553992271423" calcext:value-type="float">
            <text:p>189.55399227142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294096708298" calcext:value-type="float">
            <text:p>189.29409670829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294652223587" calcext:value-type="float">
            <text:p>189.29465222358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277724504471" calcext:value-type="float">
            <text:p>189.27772450447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305458784103" calcext:value-type="float">
            <text:p>189.3054587841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314436912537" calcext:value-type="float">
            <text:p>189.31443691253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259087324142" calcext:value-type="float">
            <text:p>189.25908732414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265648603439" calcext:value-type="float">
            <text:p>189.26564860343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537070512772" calcext:value-type="float">
            <text:p>192.53707051277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516782522202" calcext:value-type="float">
            <text:p>192.51678252220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524836301804" calcext:value-type="float">
            <text:p>192.52483630180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511825561523" calcext:value-type="float">
            <text:p>192.51182556152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76394176483" calcext:value-type="float">
            <text:p>192.47639417648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80342149735" calcext:value-type="float">
            <text:p>192.48034214973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82445955276" calcext:value-type="float">
            <text:p>192.48244595527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84090328217" calcext:value-type="float">
            <text:p>192.48409032821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81511354446" calcext:value-type="float">
            <text:p>192.48151135444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79166984558" calcext:value-type="float">
            <text:p>192.47916698455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85547685623" calcext:value-type="float">
            <text:p>194.58554768562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60458660126" calcext:value-type="float">
            <text:p>194.56045866012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612581729889" calcext:value-type="float">
            <text:p>194.61258172988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90602397919" calcext:value-type="float">
            <text:p>194.59060239791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94646215439" calcext:value-type="float">
            <text:p>194.59464621543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53619146347" calcext:value-type="float">
            <text:p>194.55361914634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38564443588" calcext:value-type="float">
            <text:p>194.53856444358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608041524887" calcext:value-type="float">
            <text:p>194.60804152488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707678794861" calcext:value-type="float">
            <text:p>194.70767879486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5.95832490921" calcext:value-type="float">
            <text:p>195.9583249092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59753036499" calcext:value-type="float">
            <text:p>1540.5975303649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76649522781" calcext:value-type="float">
            <text:p>1540.7664952278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87788367271" calcext:value-type="float">
            <text:p>1540.8778836727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90816617012" calcext:value-type="float">
            <text:p>1540.9081661701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79714012146" calcext:value-type="float">
            <text:p>1540.7971401214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96160626411" calcext:value-type="float">
            <text:p>1540.9616062641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80611944199" calcext:value-type="float">
            <text:p>1540.8061194419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96858382225" calcext:value-type="float">
            <text:p>1540.9685838222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83830189705" calcext:value-type="float">
            <text:p>1540.8383018970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9423596859" calcext:value-type="float">
            <text:p>1540.942359685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9.62600898743" calcext:value-type="float">
            <text:p>1559.6260089874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9.65631055832" calcext:value-type="float">
            <text:p>1559.6563105583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8.5983979702" calcext:value-type="float">
            <text:p>1558.598397970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48649835587" calcext:value-type="float">
            <text:p>1556.4864983558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18152499199" calcext:value-type="float">
            <text:p>1556.1815249919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17295026779" calcext:value-type="float">
            <text:p>1556.1729502677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16984272003" calcext:value-type="float">
            <text:p>1556.169842720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14508080482" calcext:value-type="float">
            <text:p>1556.1450808048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7.19407844543" calcext:value-type="float">
            <text:p>1557.1940784454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15352892876" calcext:value-type="float">
            <text:p>1556.1535289287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40963554382" calcext:value-type="float">
            <text:p>186.64096355438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76244735718" calcext:value-type="float">
            <text:p>186.67624473571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80880784988" calcext:value-type="float">
            <text:p>186.68088078498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73410654068" calcext:value-type="float">
            <text:p>186.67341065406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70938491821" calcext:value-type="float">
            <text:p>186.67093849182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66991949081" calcext:value-type="float">
            <text:p>186.66699194908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90070867538" calcext:value-type="float">
            <text:p>186.69007086753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87769174576" calcext:value-type="float">
            <text:p>186.68776917457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74720525742" calcext:value-type="float">
            <text:p>186.67472052574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82050704956" calcext:value-type="float">
            <text:p>186.68205070495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150368690491" calcext:value-type="float">
            <text:p>189.15036869049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40434408188" calcext:value-type="float">
            <text:p>189.24043440818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70547151566" calcext:value-type="float">
            <text:p>189.27054715156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94332742691" calcext:value-type="float">
            <text:p>189.29433274269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36290931702" calcext:value-type="float">
            <text:p>189.23629093170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33475923538" calcext:value-type="float">
            <text:p>189.23347592353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30762243271" calcext:value-type="float">
            <text:p>189.23076224327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60155677795" calcext:value-type="float">
            <text:p>189.26015567779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39246606827" calcext:value-type="float">
            <text:p>189.23924660682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08721160889" calcext:value-type="float">
            <text:p>189.20872116088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52.41110372543" calcext:value-type="float">
            <text:p>1552.4111037254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22979092598" calcext:value-type="float">
            <text:p>1545.2297909259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26772737503" calcext:value-type="float">
            <text:p>1545.2677273750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41970157623" calcext:value-type="float">
            <text:p>1545.4197015762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53634738922" calcext:value-type="float">
            <text:p>1545.5363473892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45850920677" calcext:value-type="float">
            <text:p>1545.4585092067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43640780449" calcext:value-type="float">
            <text:p>1545.4364078044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52463841438" calcext:value-type="float">
            <text:p>1545.5246384143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41522359848" calcext:value-type="float">
            <text:p>1545.4152235984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23719549179" calcext:value-type="float">
            <text:p>1545.2371954917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7.227869033813" calcext:value-type="float">
            <text:p>237.22786903381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6.379941940308" calcext:value-type="float">
            <text:p>236.37994194030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9.438584566116" calcext:value-type="float">
            <text:p>239.43858456611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6.257855415344" calcext:value-type="float">
            <text:p>236.25785541534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9.513784646988" calcext:value-type="float">
            <text:p>239.51378464698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9.495474338531" calcext:value-type="float">
            <text:p>239.49547433853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9.587792158127" calcext:value-type="float">
            <text:p>239.58779215812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9.708369255066" calcext:value-type="float">
            <text:p>239.70836925506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40.247861862183" calcext:value-type="float">
            <text:p>240.24786186218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7.047184228897" calcext:value-type="float">
            <text:p>237.04718422889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418851852417" calcext:value-type="float">
            <text:p>212.41885185241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454820394516" calcext:value-type="float">
            <text:p>212.45482039451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425186872482" calcext:value-type="float">
            <text:p>212.42518687248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477321147919" calcext:value-type="float">
            <text:p>212.47732114791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538251638412" calcext:value-type="float">
            <text:p>212.53825163841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522053718567" calcext:value-type="float">
            <text:p>212.52205371856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534065485001" calcext:value-type="float">
            <text:p>212.53406548500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357209205627" calcext:value-type="float">
            <text:p>212.35720920562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157127380371" calcext:value-type="float">
            <text:p>212.15712738037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002815485001" calcext:value-type="float">
            <text:p>212.00281548500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1.86603617668" calcext:value-type="float">
            <text:p>1891.8660361766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57937502861" calcext:value-type="float">
            <text:p>1892.5793750286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65880990028" calcext:value-type="float">
            <text:p>1892.6588099002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74491024017" calcext:value-type="float">
            <text:p>1892.7449102401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56429052353" calcext:value-type="float">
            <text:p>1892.5642905235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55434560776" calcext:value-type="float">
            <text:p>1892.5543456077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3.21193313599" calcext:value-type="float">
            <text:p>1893.2119331359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1.97025871277" calcext:value-type="float">
            <text:p>1891.9702587127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55940794945" calcext:value-type="float">
            <text:p>1892.5594079494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77780795097" calcext:value-type="float">
            <text:p>1892.7778079509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696.13934111595" calcext:value-type="float">
            <text:p>1696.1393411159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0.74763894081" calcext:value-type="float">
            <text:p>1700.7476389408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0.64236283302" calcext:value-type="float">
            <text:p>1700.6423628330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0.23793125153" calcext:value-type="float">
            <text:p>1700.2379312515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0.55406522751" calcext:value-type="float">
            <text:p>1700.5540652275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3.23080348969" calcext:value-type="float">
            <text:p>1703.2308034896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3.9493253231" calcext:value-type="float">
            <text:p>1703.949325323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3.90292239189" calcext:value-type="float">
            <text:p>1703.9029223918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5.95301318169" calcext:value-type="float">
            <text:p>1705.9530131816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3.78060531616" calcext:value-type="float">
            <text:p>1703.7806053161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74.72139525414" calcext:value-type="float">
            <text:p>1574.7213952541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91046595573" calcext:value-type="float">
            <text:p>1567.9104659557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8.26288533211" calcext:value-type="float">
            <text:p>1568.2628853321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8.37393069267" calcext:value-type="float">
            <text:p>1568.3739306926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7873044014" calcext:value-type="float">
            <text:p>1567.787304401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70933675766" calcext:value-type="float">
            <text:p>1567.7093367576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88989162445" calcext:value-type="float">
            <text:p>1567.8898916244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76823592186" calcext:value-type="float">
            <text:p>1567.7682359218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97967505455" calcext:value-type="float">
            <text:p>1567.9796750545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8.34580516815" calcext:value-type="float">
            <text:p>1568.34580516815</text:p>
          </table:table-cell>
        </table:table-row>
        <table:table-row table:style-name="ro1" table:number-rows-repeated="45"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5"/>
        </table:table-row>
        <table:table-row table:style-name="ro1" table:number-rows-repeated="66">
          <table:table-cell table:number-columns-repeated="3"/>
          <table:table-cell table:style-name="Default"/>
          <table:table-cell/>
        </table:table-row>
        <table:table-row table:style-name="ro1" table:number-rows-repeated="10483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kmeans-kernel" table:style-name="ta1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" table:default-cell-style-name="ce12"/>
        <table:table-column table:style-name="co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OINTS_PER_FRAGMENT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NUMBER_OF_CENTERS</text:p>
          </table:table-cell>
          <table:table-cell office:value-type="string" calcext:value-type="string">
            <text:p>EXEC_IN_NVRAM</text:p>
          </table:table-cell>
          <table:table-cell table:style-name="ce11" office:value-type="string" calcext:value-type="string">
            <text:p>MODE</text:p>
          </table:table-cell>
          <table:table-cell table:style-name="Default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2893962860107" calcext:value-type="float">
            <text:p>0.462893962860107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59935426712036" calcext:value-type="float">
            <text:p>0.45993542671203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0413455963135" calcext:value-type="float">
            <text:p>0.46041345596313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5956926345825" calcext:value-type="float">
            <text:p>0.46595692634582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210503578186" calcext:value-type="float">
            <text:p>0.4621050357818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2893486022949" calcext:value-type="float">
            <text:p>0.462893486022949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59872722625732" calcext:value-type="float">
            <text:p>0.459872722625732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0437059402466" calcext:value-type="float">
            <text:p>0.46043705940246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3811159133911" calcext:value-type="float">
            <text:p>0.46381115913391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0341453552246" calcext:value-type="float">
            <text:p>0.46034145355224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35211372375488" calcext:value-type="float">
            <text:p>0.007352113723755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5840950012207" calcext:value-type="float">
            <text:p>0.00758409500122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30800628662109" calcext:value-type="float">
            <text:p>0.00730800628662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34496116638184" calcext:value-type="float">
            <text:p>0.00734496116638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30681419372559" calcext:value-type="float">
            <text:p>0.00730681419372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43246078491211" calcext:value-type="float">
            <text:p>0.00743246078491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42650032043457" calcext:value-type="float">
            <text:p>0.007426500320435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40432739257813" calcext:value-type="float">
            <text:p>0.00740432739257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33518600463867" calcext:value-type="float">
            <text:p>0.00733518600463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42173194885254" calcext:value-type="float">
            <text:p>0.007421731948853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55258083343506" calcext:value-type="float">
            <text:p>0.75525808334350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9812126159668" calcext:value-type="float">
            <text:p>0.749812126159668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54575729370117" calcext:value-type="float">
            <text:p>0.754575729370117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4900941848755" calcext:value-type="float">
            <text:p>0.74490094184875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8491287231445" calcext:value-type="float">
            <text:p>0.74849128723144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833607673645" calcext:value-type="float">
            <text:p>0.7483360767364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8637437820435" calcext:value-type="float">
            <text:p>0.74863743782043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51300096511841" calcext:value-type="float">
            <text:p>0.75130009651184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50522613525391" calcext:value-type="float">
            <text:p>0.75052261352539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6994256973267" calcext:value-type="float">
            <text:p>0.74699425697326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45378112792969" calcext:value-type="float">
            <text:p>0.01453781127929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33180618286133" calcext:value-type="float">
            <text:p>0.013318061828613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44929885864258" calcext:value-type="float">
            <text:p>0.01449298858642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34284496307373" calcext:value-type="float">
            <text:p>0.01342844963073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33371353149414" calcext:value-type="float">
            <text:p>0.01333713531494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44631862640381" calcext:value-type="float">
            <text:p>0.01446318626403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32899284362793" calcext:value-type="float">
            <text:p>0.01328992843627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41441822052002" calcext:value-type="float">
            <text:p>0.014144182205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39842033386231" calcext:value-type="float">
            <text:p>0.013984203338623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43773555755615" calcext:value-type="float">
            <text:p>0.014377355575562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9084107875824" calcext:value-type="float">
            <text:p>0.39084107875824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8023161888123" calcext:value-type="float">
            <text:p>0.388023161888123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9647722244263" calcext:value-type="float">
            <text:p>0.389647722244263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90289926528931" calcext:value-type="float">
            <text:p>0.39028992652893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6417627334595" calcext:value-type="float">
            <text:p>0.38641762733459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8186383247375" calcext:value-type="float">
            <text:p>0.38818638324737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8836717605591" calcext:value-type="float">
            <text:p>0.38883671760559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7071895599365" calcext:value-type="float">
            <text:p>0.38707189559936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7566804885864" calcext:value-type="float">
            <text:p>0.387566804885864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7820410728455" calcext:value-type="float">
            <text:p>0.387820410728455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74068927764893" calcext:value-type="float">
            <text:p>0.00674068927764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68528079986572" calcext:value-type="float">
            <text:p>0.00668528079986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69746398925781" calcext:value-type="float">
            <text:p>0.00669746398925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73682689666748" calcext:value-type="float">
            <text:p>0.00673682689666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76233768463135" calcext:value-type="float">
            <text:p>0.00676233768463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65237903594971" calcext:value-type="float">
            <text:p>0.00665237903595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667160987854" calcext:value-type="float">
            <text:p>0.00666716098785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70387744903564" calcext:value-type="float">
            <text:p>0.00670387744903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74571990966797" calcext:value-type="float">
            <text:p>0.00674571990966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72385692596436" calcext:value-type="float">
            <text:p>0.006723856925964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0874805450439" calcext:value-type="float">
            <text:p>0.950874805450439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247917175293" calcext:value-type="float">
            <text:p>0.95247917175293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1573419570923" calcext:value-type="float">
            <text:p>0.951573419570923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2731800079346" calcext:value-type="float">
            <text:p>0.95273180007934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1954317092896" calcext:value-type="float">
            <text:p>0.95195431709289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037841796875" calcext:value-type="float">
            <text:p>0.9503784179687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0514698028564" calcext:value-type="float">
            <text:p>0.950514698028564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49672222137451" calcext:value-type="float">
            <text:p>0.94967222213745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3125977516174" calcext:value-type="float">
            <text:p>0.953125977516174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1960015296936" calcext:value-type="float">
            <text:p>0.95196001529693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34467506408692" calcext:value-type="float">
            <text:p>0.00734467506408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41822719573975" calcext:value-type="float">
            <text:p>0.0074182271957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34703540802002" calcext:value-type="float">
            <text:p>0.0073470354080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31143951416016" calcext:value-type="float">
            <text:p>0.0073114395141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36548900604248" calcext:value-type="float">
            <text:p>0.00736548900604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46607780456543" calcext:value-type="float">
            <text:p>0.007466077804565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42111206054688" calcext:value-type="float">
            <text:p>0.00742111206054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4817419052124" calcext:value-type="float">
            <text:p>0.00748174190521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35464096069336" calcext:value-type="float">
            <text:p>0.007354640960693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3617696762085" calcext:value-type="float">
            <text:p>0.007361769676209</text:p>
          </table:table-cell>
          <table:table-cell table:number-columns-repeated="2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means-app" table:style-name="ta1"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INTS_PER_FRAGMENT</text:p>
          </table:table-cell>
          <table:table-cell office:value-type="string" calcext:value-type="string">
            <text:p>NUMBER_OF_FRAGMENTS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NUMBER_OF_CENTERS</text:p>
          </table:table-cell>
          <table:table-cell office:value-type="string" calcext:value-type="string">
            <text:p>KMEANS_ITERATIONS</text:p>
          </table:table-cell>
          <table:table-cell office:value-type="string" calcext:value-type="string">
            <text:p>EXEC_IN_NVRAM</text:p>
          </table:table-cell>
          <table:table-cell table:style-name="ce11" office:value-type="string" calcext:value-type="string">
            <text:p>MODE</text:p>
          </table:table-cell>
          <table:table-cell office:value-type="string" calcext:value-type="string">
            <text:p>TIMING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1.969158172607" calcext:value-type="float">
            <text:p>161.96915817260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2.348482131958" calcext:value-type="float">
            <text:p>162.34848213195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0.803846597672" calcext:value-type="float">
            <text:p>160.80384659767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9.859283447266" calcext:value-type="float">
            <text:p>159.85928344726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9.164489030838" calcext:value-type="float">
            <text:p>159.16448903083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9.960618019104" calcext:value-type="float">
            <text:p>159.96061801910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0.059090137482" calcext:value-type="float">
            <text:p>160.05909013748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9.611529827118" calcext:value-type="float">
            <text:p>159.61152982711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0.530901908875" calcext:value-type="float">
            <text:p>160.5309019088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0.229301452637" calcext:value-type="float">
            <text:p>160.22930145263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9.751840829849" calcext:value-type="float">
            <text:p>209.75184082984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3.091348409653" calcext:value-type="float">
            <text:p>213.09134840965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8.192278146744" calcext:value-type="float">
            <text:p>218.1922781467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7.814375638962" calcext:value-type="float">
            <text:p>217.81437563896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3.445193767548" calcext:value-type="float">
            <text:p>223.4451937675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8.266721725464" calcext:value-type="float">
            <text:p>218.2667217254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4.11888384819" calcext:value-type="float">
            <text:p>224.118883848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0.554246902466" calcext:value-type="float">
            <text:p>210.55424690246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3.4866502285" calcext:value-type="float">
            <text:p>203.486650228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5.315905094147" calcext:value-type="float">
            <text:p>215.31590509414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4.19806265831" calcext:value-type="float">
            <text:p>314.1980626583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5.186792373657" calcext:value-type="float">
            <text:p>315.18679237365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4.723871231079" calcext:value-type="float">
            <text:p>314.72387123107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6.134651660919" calcext:value-type="float">
            <text:p>316.13465166091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4.293533086777" calcext:value-type="float">
            <text:p>314.29353308677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5.22385263443" calcext:value-type="float">
            <text:p>315.2238526344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3.747420787811" calcext:value-type="float">
            <text:p>313.74742078781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2.978667497635" calcext:value-type="float">
            <text:p>312.97866749763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4.80238699913" calcext:value-type="float">
            <text:p>314.8023869991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4.640121936798" calcext:value-type="float">
            <text:p>314.64012193679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4.380993366241" calcext:value-type="float">
            <text:p>254.38099336624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3.755769491196" calcext:value-type="float">
            <text:p>253.75576949119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2.802828788757" calcext:value-type="float">
            <text:p>252.80282878875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4.449167490005" calcext:value-type="float">
            <text:p>254.4491674900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4.255872249603" calcext:value-type="float">
            <text:p>254.25587224960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2.645669937134" calcext:value-type="float">
            <text:p>252.6456699371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1.448482990265" calcext:value-type="float">
            <text:p>251.44848299026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7.559030532837" calcext:value-type="float">
            <text:p>257.55903053283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6.296733617783" calcext:value-type="float">
            <text:p>286.29673361778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64.089583158493" calcext:value-type="float">
            <text:p>264.08958315849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43.36052632332" calcext:value-type="float">
            <text:p>2543.3605263233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39.56449818611" calcext:value-type="float">
            <text:p>2539.5644981861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39.93558931351" calcext:value-type="float">
            <text:p>2539.9355893135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56.57512450218" calcext:value-type="float">
            <text:p>2556.5751245021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56.6588871479" calcext:value-type="float">
            <text:p>2556.658887147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54.66705441475" calcext:value-type="float">
            <text:p>2554.667054414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56.95499515533" calcext:value-type="float">
            <text:p>2556.9549951553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32.0615799427" calcext:value-type="float">
            <text:p>2532.061579942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47.98432564735" calcext:value-type="float">
            <text:p>2547.9843256473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22.37577843666" calcext:value-type="float">
            <text:p>2522.3757784366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17.96024060249" calcext:value-type="float">
            <text:p>2017.9602406024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44.1891067028" calcext:value-type="float">
            <text:p>2044.18910670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41.78763198853" calcext:value-type="float">
            <text:p>2041.7876319885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109.67146325111" calcext:value-type="float">
            <text:p>2109.671463251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51.33332061768" calcext:value-type="float">
            <text:p>2051.333320617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40.47443056107" calcext:value-type="float">
            <text:p>2040.474430561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20.50308132172" calcext:value-type="float">
            <text:p>2020.503081321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44.98454451561" calcext:value-type="float">
            <text:p>2044.9845445156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16.71717143059" calcext:value-type="float">
            <text:p>2016.717171430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21.8045732975" calcext:value-type="float">
            <text:p>2021.80457329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8.960626602173" calcext:value-type="float">
            <text:p>188.96062660217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8.271474123001" calcext:value-type="float">
            <text:p>188.27147412300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8.128964185715" calcext:value-type="float">
            <text:p>188.12896418571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9.194528102875" calcext:value-type="float">
            <text:p>189.1945281028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9.067471981049" calcext:value-type="float">
            <text:p>189.0674719810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9.423400402069" calcext:value-type="float">
            <text:p>189.42340040206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9.940227270126" calcext:value-type="float">
            <text:p>189.94022727012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9.020019054413" calcext:value-type="float">
            <text:p>189.02001905441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8.250290870667" calcext:value-type="float">
            <text:p>188.25029087066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7.297947645187" calcext:value-type="float">
            <text:p>187.29794764518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24.734004020691" calcext:value-type="float">
            <text:p>224.73400402069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25.169047117233" calcext:value-type="float">
            <text:p>225.1690471172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6.329107284546" calcext:value-type="float">
            <text:p>206.32910728454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4.338773488998" calcext:value-type="float">
            <text:p>214.33877348899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24.382365703583" calcext:value-type="float">
            <text:p>224.38236570358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96.714824676514" calcext:value-type="float">
            <text:p>196.71482467651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8.516405820847" calcext:value-type="float">
            <text:p>218.51640582084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2.599779605865" calcext:value-type="float">
            <text:p>212.59977960586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2.246806383133" calcext:value-type="float">
            <text:p>212.2468063831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2.982539653778" calcext:value-type="float">
            <text:p>212.98253965377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95.96741962433" calcext:value-type="float">
            <text:p>2095.9674196243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79.60130167007" calcext:value-type="float">
            <text:p>2079.6013016700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9.26001095772" calcext:value-type="float">
            <text:p>2089.2600109577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96.03597259521" calcext:value-type="float">
            <text:p>2096.0359725952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9.97743940353" calcext:value-type="float">
            <text:p>2089.9774394035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3.30674028397" calcext:value-type="float">
            <text:p>2083.3067402839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0.55098891258" calcext:value-type="float">
            <text:p>2080.5509889125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9.26835846901" calcext:value-type="float">
            <text:p>2089.2683584690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6.42802214622" calcext:value-type="float">
            <text:p>2086.4280221462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91.75023174286" calcext:value-type="float">
            <text:p>2091.7502317428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80.959513664246" calcext:value-type="float">
            <text:p>580.95951366424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4.031160593033" calcext:value-type="float">
            <text:p>574.03116059303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7.650644540787" calcext:value-type="float">
            <text:p>577.65064454078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7.629957437515" calcext:value-type="float">
            <text:p>577.62995743751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8.830020666122" calcext:value-type="float">
            <text:p>578.83002066612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5.837219238281" calcext:value-type="float">
            <text:p>575.83721923828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5.484825134277" calcext:value-type="float">
            <text:p>575.48482513427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7.235619306564" calcext:value-type="float">
            <text:p>577.23561930656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7.73039317131" calcext:value-type="float">
            <text:p>577.7303931713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3.93036198616" calcext:value-type="float">
            <text:p>573.9303619861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1.590344429016" calcext:value-type="float">
            <text:p>571.59034442901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7.42484664917" calcext:value-type="float">
            <text:p>567.4248466491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1.577034950256" calcext:value-type="float">
            <text:p>571.57703495025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9.972939729691" calcext:value-type="float">
            <text:p>569.97293972969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0.134532213211" calcext:value-type="float">
            <text:p>570.13453221321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5.650747299194" calcext:value-type="float">
            <text:p>565.65074729919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6.299469470978" calcext:value-type="float">
            <text:p>566.29946947097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9.039016723633" calcext:value-type="float">
            <text:p>569.03901672363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0.5615234375" calcext:value-type="float">
            <text:p>570.56152343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7.600617647171" calcext:value-type="float">
            <text:p>567.60061764717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80.280768156052" calcext:value-type="float">
            <text:p>380.28076815605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58.239110946655" calcext:value-type="float">
            <text:p>358.2391109466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62.065350532532" calcext:value-type="float">
            <text:p>362.06535053253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81.752227067947" calcext:value-type="float">
            <text:p>381.75222706794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01.538145780563" calcext:value-type="float">
            <text:p>401.53814578056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17.520785331726" calcext:value-type="float">
            <text:p>417.52078533172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29.061671495438" calcext:value-type="float">
            <text:p>429.06167149543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10.790801763535" calcext:value-type="float">
            <text:p>410.7908017635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65.400341510773" calcext:value-type="float">
            <text:p>365.40034151077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82.896569728851" calcext:value-type="float">
            <text:p>382.89656972885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66.9198050499" calcext:value-type="float">
            <text:p>4566.919805049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61.7886698246" calcext:value-type="float">
            <text:p>4561.788669824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68.6405608654" calcext:value-type="float">
            <text:p>4568.640560865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47.02162146568" calcext:value-type="float">
            <text:p>4547.0216214656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60.82958912849" calcext:value-type="float">
            <text:p>4560.829589128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76.8245139122" calcext:value-type="float">
            <text:p>4576.824513912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70.32780647278" calcext:value-type="float">
            <text:p>4570.3278064727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75.31989526749" calcext:value-type="float">
            <text:p>4575.319895267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68.51227831841" calcext:value-type="float">
            <text:p>4568.5122783184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82.75252914429" calcext:value-type="float">
            <text:p>4582.752529144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957.61917686462" calcext:value-type="float">
            <text:p>2957.6191768646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835.58711314201" calcext:value-type="float">
            <text:p>2835.5871131420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98.63984203339" calcext:value-type="float">
            <text:p>2798.6398420333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97.22701430321" calcext:value-type="float">
            <text:p>2797.2270143032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59.05563163757" calcext:value-type="float">
            <text:p>2759.0556316375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21.38791918755" calcext:value-type="float">
            <text:p>2721.387919187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08.33271670341" calcext:value-type="float">
            <text:p>2708.3327167034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28.27080655098" calcext:value-type="float">
            <text:p>2728.2708065509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21.25596880913" calcext:value-type="float">
            <text:p>2721.2559688091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25.2137901783" calcext:value-type="float">
            <text:p>2725.213790178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799.71375870705" calcext:value-type="float">
            <text:p>1799.713758707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796.9607052803" calcext:value-type="float">
            <text:p>1796.960705280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22.85979771614" calcext:value-type="float">
            <text:p>1822.8597977161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17.47972130775" calcext:value-type="float">
            <text:p>1817.479721307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09.93930387497" calcext:value-type="float">
            <text:p>1809.9393038749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03.66796565056" calcext:value-type="float">
            <text:p>1803.667965650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22.85550570488" calcext:value-type="float">
            <text:p>1822.8555057048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15.26722788811" calcext:value-type="float">
            <text:p>1815.267227888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02.47790074348" calcext:value-type="float">
            <text:p>1802.477900743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793.99552989006" calcext:value-type="float">
            <text:p>1793.99552989006</text:p>
          </table:table-cell>
        </table:table-row>
      </table:table>
      <table:table table:name="matsum-kernel" table:style-name="ta1">
        <table:table-column table:style-name="co4" table:default-cell-style-name="ce13"/>
        <table:table-column table:style-name="co15" table:default-cell-style-name="ce13"/>
        <table:table-column table:style-name="co16" table:default-cell-style-name="ce13"/>
        <table:table-column table:style-name="co11" table:default-cell-style-name="ce13"/>
        <table:table-column table:style-name="co4" table:number-columns-repeated="60" table:default-cell-style-name="ce13"/>
        <table:table-row table:style-name="ro1">
          <table:table-cell office:value-type="string" calcext:value-type="string">
            <text:p>BLOCKSIZE</text:p>
          </table:table-cell>
          <table:table-cell office:value-type="string" calcext:value-type="string">
            <text:p>INPUT_IN_NVRAM</text:p>
          </table:table-cell>
          <table:table-cell office:value-type="string" calcext:value-type="string">
            <text:p>RESULT_IN_NVR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IMING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1950340271" calcext:value-type="float">
            <text:p>0.03421950340271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452526092529" calcext:value-type="float">
            <text:p>0.03424525260925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545509338379" calcext:value-type="float">
            <text:p>0.034254550933838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45491027832" calcext:value-type="float">
            <text:p>0.034245491027832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173576354981" calcext:value-type="float">
            <text:p>0.034217357635498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3151092529297" calcext:value-type="float">
            <text:p>0.0343151092529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211723327637" calcext:value-type="float">
            <text:p>0.034221172332764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295169830322" calcext:value-type="float">
            <text:p>0.034229516983032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578887939453" calcext:value-type="float">
            <text:p>0.03425788879394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3296527862549" calcext:value-type="float">
            <text:p>0.03432965278625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0469284057617" calcext:value-type="float">
            <text:p>0.00017046928405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0469284057617" calcext:value-type="float">
            <text:p>0.00017046928405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9992446899414" calcext:value-type="float">
            <text:p>0.00016999244689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1422958374023" calcext:value-type="float">
            <text:p>0.000171422958374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5939331054688" calcext:value-type="float">
            <text:p>0.00016593933105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4999237060547" calcext:value-type="float">
            <text:p>0.000174999237061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78466796875" calcext:value-type="float">
            <text:p>0.000167846679688</text:p>
          </table:table-cell>
          <table:table-cell table:number-columns-repeated="24"/>
          <table:table-cell table:style-name="Default" table:number-columns-repeated="10"/>
          <table:table-cell table:number-columns-repeated="25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3793563842773" calcext:value-type="float">
            <text:p>0.00016379356384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4270401000977" calcext:value-type="float">
            <text:p>0.000164270401001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9038772583008" calcext:value-type="float">
            <text:p>0.00016903877258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99990081787109" calcext:value-type="float">
            <text:p>0.039999008178711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14958000183106" calcext:value-type="float">
            <text:p>0.041495800018311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99649143218994" calcext:value-type="float">
            <text:p>0.039964914321899</text:p>
          </table:table-cell>
          <table:table-cell/>
          <table:table-cell table:style-name="Default" table:number-columns-repeated="9"/>
          <table:table-cell table:number-columns-repeated="4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16560173034668" calcext:value-type="float">
            <text:p>0.04165601730346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00941371917725" calcext:value-type="float">
            <text:p>0.04009413719177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01825904846191" calcext:value-type="float">
            <text:p>0.040182590484619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2136783599854" calcext:value-type="float">
            <text:p>0.04221367835998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01511192321777" calcext:value-type="float">
            <text:p>0.040151119232178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09209728240967" calcext:value-type="float">
            <text:p>0.04092097282409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01325225830078" calcext:value-type="float">
            <text:p>0.04013252258300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6224517822266" calcext:value-type="float">
            <text:p>0.00037622451782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6224517822266" calcext:value-type="float">
            <text:p>0.00037622451782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4807586669922" calcext:value-type="float">
            <text:p>0.00038480758667</text:p>
          </table:table-cell>
          <table:table-cell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7178192138672" calcext:value-type="float">
            <text:p>0.00037717819213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2171401977539" calcext:value-type="float">
            <text:p>0.00037217140197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0754470825195" calcext:value-type="float">
            <text:p>0.00038075447082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7893447875977" calcext:value-type="float">
            <text:p>0.000377893447876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14697265625" calcext:value-type="float">
            <text:p>0.00038146972656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0277633666992" calcext:value-type="float">
            <text:p>0.000380277633667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5270843505859" calcext:value-type="float">
            <text:p>0.00037527084350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36906814575195" calcext:value-type="float">
            <text:p>0.04369068145752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35066223144531" calcext:value-type="float">
            <text:p>0.04350662231445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35776710510254" calcext:value-type="float">
            <text:p>0.043577671051025</text:p>
          </table:table-cell>
          <table:table-cell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37052249908447" calcext:value-type="float">
            <text:p>0.04370522499084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8857803344727" calcext:value-type="float">
            <text:p>0.04288578033447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3209667205811" calcext:value-type="float">
            <text:p>0.042320966720581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2987937927246" calcext:value-type="float">
            <text:p>0.04229879379272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0637130737305" calcext:value-type="float">
            <text:p>0.042063713073731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1507358551026" calcext:value-type="float">
            <text:p>0.04215073585510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2625541687012" calcext:value-type="float">
            <text:p>0.042262554168701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330307006836" calcext:value-type="float">
            <text:p>0.000173330307007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091888427734" calcext:value-type="float">
            <text:p>0.00017309188842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84059143066406" calcext:value-type="float">
            <text:p>0.000184059143066</text:p>
          </table:table-cell>
          <table:table-cell table:style-name="Default"/>
          <table:table-cell/>
          <table:table-cell table:style-name="Default" table:number-columns-repeated="10"/>
          <table:table-cell table:number-columns-repeated="4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091888427734" calcext:value-type="float">
            <text:p>0.000173091888428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2853469848633" calcext:value-type="float">
            <text:p>0.000172853469849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330307006836" calcext:value-type="float">
            <text:p>0.000173330307007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807144165039" calcext:value-type="float">
            <text:p>0.000173807144165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807144165039" calcext:value-type="float">
            <text:p>0.000173807144165</text:p>
          </table:table-cell>
          <table:table-cell table:number-columns-repeated="2"/>
          <table:table-cell table:style-name="Default" table:number-columns-repeated="10"/>
          <table:table-cell table:number-columns-repeated="4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9767608642578" calcext:value-type="float">
            <text:p>0.000179767608643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857551574707" calcext:value-type="float">
            <text:p>0.000178575515747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3024115562439" calcext:value-type="float">
            <text:p>0.13024115562439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30428314208984" calcext:value-type="float">
            <text:p>0.130428314208984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6307725906372" calcext:value-type="float">
            <text:p>0.126307725906372</text:p>
          </table:table-cell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7278804779053" calcext:value-type="float">
            <text:p>0.127278804779053</text:p>
          </table:table-cell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30401611328125" calcext:value-type="float">
            <text:p>0.130401611328125</text:p>
          </table:table-cell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5460147857666" calcext:value-type="float">
            <text:p>0.125460147857666</text:p>
          </table:table-cell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6380205154419" calcext:value-type="float">
            <text:p>0.126380205154419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6329183578491" calcext:value-type="float">
            <text:p>0.126329183578491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7914667129517" calcext:value-type="float">
            <text:p>0.12791466712951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1068477630615" calcext:value-type="float">
            <text:p>0.12106847763061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61473655700684" calcext:value-type="float">
            <text:p>0.002614736557007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81143188476562" calcext:value-type="float">
            <text:p>0.002811431884766</text:p>
          </table:table-cell>
          <table:table-cell/>
          <table:table-cell table:style-name="Default" table:number-columns-repeated="11"/>
          <table:table-cell table:number-columns-repeated="4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81596183776855" calcext:value-type="float">
            <text:p>0.002815961837769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69818305969238" calcext:value-type="float">
            <text:p>0.002698183059692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58278846740723" calcext:value-type="float">
            <text:p>0.002582788467407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73227691650391" calcext:value-type="float">
            <text:p>0.002732276916504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7921199798584" calcext:value-type="float">
            <text:p>0.002792119979858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304198265075684" calcext:value-type="float">
            <text:p>0.003041982650757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7461051940918" calcext:value-type="float">
            <text:p>0.002746105194092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73346900939941" calcext:value-type="float">
            <text:p>0.002733469009399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393886566162" calcext:value-type="float">
            <text:p>0.03553938865661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687141418457" calcext:value-type="float">
            <text:p>0.035568714141846</text:p>
          </table:table-cell>
          <table:table-cell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48264503479" calcext:value-type="float">
            <text:p>0.03548264503479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4719161987305" calcext:value-type="float">
            <text:p>0.035471916198731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765819549561" calcext:value-type="float">
            <text:p>0.03557658195495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958938598633" calcext:value-type="float">
            <text:p>0.035595893859863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4692935943604" calcext:value-type="float">
            <text:p>0.0354692935943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4046821594238" calcext:value-type="float">
            <text:p>0.035404682159424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293750762939" calcext:value-type="float">
            <text:p>0.035529375076294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141162872314" calcext:value-type="float">
            <text:p>0.03551411628723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7369842529297" calcext:value-type="float">
            <text:p>0.00016736984252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3330307006836" calcext:value-type="float">
            <text:p>0.000173330307007</text:p>
          </table:table-cell>
          <table:table-cell table:number-columns-repeated="3"/>
          <table:table-cell table:style-name="Default" table:number-columns-repeated="7"/>
          <table:table-cell table:number-columns-repeated="4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4522399902344" calcext:value-type="float">
            <text:p>0.00017452239990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474723815918" calcext:value-type="float">
            <text:p>0.00016474723815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6429748535156" calcext:value-type="float">
            <text:p>0.00017642974853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4522399902344" calcext:value-type="float">
            <text:p>0.00017452239990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8085098266602" calcext:value-type="float">
            <text:p>0.000168085098267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3091888427734" calcext:value-type="float">
            <text:p>0.00017309188842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9754028320313" calcext:value-type="float">
            <text:p>0.0001697540283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6429748535156" calcext:value-type="float">
            <text:p>0.000176429748535</text:p>
          </table:table-cell>
          <table:table-cell table:number-columns-repeated="2"/>
          <table:table-cell table:style-name="Default" table:number-columns-repeated="12"/>
          <table:table-cell table:number-columns-repeated="45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1946048736572" calcext:value-type="float">
            <text:p>0.04219460487365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1371459960938" calcext:value-type="float">
            <text:p>0.042137145996094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33149337768555" calcext:value-type="float">
            <text:p>0.04331493377685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1960353851318" calcext:value-type="float">
            <text:p>0.042196035385132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40313816070557" calcext:value-type="float">
            <text:p>0.04403138160705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2747135162354" calcext:value-type="float">
            <text:p>0.04227471351623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2351360321045" calcext:value-type="float">
            <text:p>0.04223513603210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40692901611328" calcext:value-type="float">
            <text:p>0.04406929016113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229175567627" calcext:value-type="float">
            <text:p>0.04222917556762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34582233428955" calcext:value-type="float">
            <text:p>0.043458223342896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5284423828125" calcext:value-type="float">
            <text:p>0.00038528442382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411272048950195" calcext:value-type="float">
            <text:p>0.0004112720489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7178192138672" calcext:value-type="float">
            <text:p>0.00037717819213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6238098144531" calcext:value-type="float">
            <text:p>0.00038623809814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1708145141602" calcext:value-type="float">
            <text:p>0.00038170814514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14697265625" calcext:value-type="float">
            <text:p>0.00038146972656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8608703613281" calcext:value-type="float">
            <text:p>0.00037860870361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5986099243164" calcext:value-type="float">
            <text:p>0.00037598609924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9085540771484" calcext:value-type="float">
            <text:p>0.000379085540771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5270843505859" calcext:value-type="float">
            <text:p>0.00037527084350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7731161117554" calcext:value-type="float">
            <text:p>0.797731161117554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6124696731567" calcext:value-type="float">
            <text:p>0.79612469673156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7058820724487" calcext:value-type="float">
            <text:p>0.79705882072448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8878908157349" calcext:value-type="float">
            <text:p>0.798878908157349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7178506851196" calcext:value-type="float">
            <text:p>0.79717850685119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8627614974976" calcext:value-type="float">
            <text:p>0.79862761497497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7807455062866" calcext:value-type="float">
            <text:p>0.79780745506286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5291185379028" calcext:value-type="float">
            <text:p>0.795291185379028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4754981994629" calcext:value-type="float">
            <text:p>0.794754981994629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5458316802979" calcext:value-type="float">
            <text:p>0.79545831680297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313835144043" calcext:value-type="float">
            <text:p>0.004531383514404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9003448486328" calcext:value-type="float">
            <text:p>0.00459003448486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626163482666" calcext:value-type="float">
            <text:p>0.004562616348267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61411476135254" calcext:value-type="float">
            <text:p>0.00461411476135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5236434936523" calcext:value-type="float">
            <text:p>0.00455236434936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5880165100098" calcext:value-type="float">
            <text:p>0.004558801651001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6643104553223" calcext:value-type="float">
            <text:p>0.00456643104553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7930564880371" calcext:value-type="float">
            <text:p>0.004579305648804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6023216247559" calcext:value-type="float">
            <text:p>0.004560232162476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1970100402832" calcext:value-type="float">
            <text:p>0.004519701004028</text:p>
          </table:table-cell>
          <table:table-cell table:number-columns-repeated="59"/>
        </table:table-row>
        <table:table-row table:style-name="ro1" table:number-rows-repeated="10484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tsum-app" table:style-name="ta1">
        <table:table-column table:style-name="co4" table:default-cell-style-name="Default"/>
        <table:table-column table:style-name="co22" table:default-cell-style-name="Default"/>
        <table:table-column table:style-name="co7" table:default-cell-style-name="ce8"/>
        <table:table-column table:style-name="co18" table:default-cell-style-name="ce8"/>
        <table:table-column table:style-name="co4" table:number-columns-repeated="2" table:default-cell-style-name="Default"/>
        <table:table-row table:style-name="ro1">
          <table:table-cell table:style-name="ce13" office:value-type="string" calcext:value-type="string">
            <text:p>BLOCKSIZE</text:p>
          </table:table-cell>
          <table:table-cell table:style-name="ce13" office:value-type="string" calcext:value-type="string">
            <text:p>MATRIX_SIDE</text:p>
          </table:table-cell>
          <table:table-cell table:style-name="ce13" office:value-type="string" calcext:value-type="string">
            <text:p>INPUT_IN_NVRAM</text:p>
          </table:table-cell>
          <table:table-cell table:style-name="ce13" office:value-type="string" calcext:value-type="string">
            <text:p>RESULT_IN_NVRAM</text:p>
          </table:table-cell>
          <table:table-cell table:style-name="ce16" office:value-type="string" calcext:value-type="string">
            <text:p>MODE</text:p>
          </table:table-cell>
          <table:table-cell table:style-name="ce13" office:value-type="string" calcext:value-type="string">
            <text:p>TIMING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.26395535469055" calcext:value-type="float">
            <text:p>6.26395535469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63810300827026" calcext:value-type="float">
            <text:p>5.63810300827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71136784553528" calcext:value-type="float">
            <text:p>5.711367845535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96005702018738" calcext:value-type="float">
            <text:p>4.960057020187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02111625671387" calcext:value-type="float">
            <text:p>5.021116256713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80279731750488" calcext:value-type="float">
            <text:p>4.802797317504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19841051101685" calcext:value-type="float">
            <text:p>5.198410511016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0370819568634" calcext:value-type="float">
            <text:p>5.03708195686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18562912940979" calcext:value-type="float">
            <text:p>5.185629129409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07920360565186" calcext:value-type="float">
            <text:p>5.0792036056518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449627161026" calcext:value-type="float">
            <text:p>1.44962716102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5322198867798" calcext:value-type="float">
            <text:p>1.253221988677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8327751159668" calcext:value-type="float">
            <text:p>1.283277511596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1797385215759" calcext:value-type="float">
            <text:p>1.317973852157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8721952438355" calcext:value-type="float">
            <text:p>1.287219524383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943103313446" calcext:value-type="float">
            <text:p>1.29431033134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7944374084473" calcext:value-type="float">
            <text:p>1.2794437408447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901291847229" calcext:value-type="float">
            <text:p>1.290129184722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7735733985901" calcext:value-type="float">
            <text:p>1.2773573398590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3949542045593" calcext:value-type="float">
            <text:p>1.339495420455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8.51929092407227" calcext:value-type="float">
            <text:p>8.519290924072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17896270751953" calcext:value-type="float">
            <text:p>5.178962707519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94845414161682" calcext:value-type="float">
            <text:p>4.948454141616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10659980773926" calcext:value-type="float">
            <text:p>5.106599807739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.01083374023438" calcext:value-type="float">
            <text:p>6.010833740234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95517349243164" calcext:value-type="float">
            <text:p>4.955173492431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03096985816956" calcext:value-type="float">
            <text:p>5.030969858169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17261123657227" calcext:value-type="float">
            <text:p>5.172611236572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32736587524414" calcext:value-type="float">
            <text:p>5.327365875244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05614137649536" calcext:value-type="float">
            <text:p>5.056141376495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41439294815063" calcext:value-type="float">
            <text:p>1.414392948150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5329747200012" calcext:value-type="float">
            <text:p>1.353297472000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2142972946167" calcext:value-type="float">
            <text:p>1.3214297294616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450756072998" calcext:value-type="float">
            <text:p>1.34507560729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9913783073425" calcext:value-type="float">
            <text:p>1.2991378307342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0570387840271" calcext:value-type="float">
            <text:p>1.3057038784027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7097120285034" calcext:value-type="float">
            <text:p>1.370971202850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6661672592163" calcext:value-type="float">
            <text:p>1.366616725921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9777026176453" calcext:value-type="float">
            <text:p>1.2977702617645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9357838630676" calcext:value-type="float">
            <text:p>1.293578386306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4.8340420722961" calcext:value-type="float">
            <text:p>34.83404207229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2.5709888935089" calcext:value-type="float">
            <text:p>32.57098889350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2.89510679245" calcext:value-type="float">
            <text:p>32.895106792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3.9598081111908" calcext:value-type="float">
            <text:p>33.95980811119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2.8640041351318" calcext:value-type="float">
            <text:p>32.86400413513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4.861839056015" calcext:value-type="float">
            <text:p>34.8618390560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9719727039337" calcext:value-type="float">
            <text:p>14.97197270393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4701447486877" calcext:value-type="float">
            <text:p>13.47014474868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7200012207031" calcext:value-type="float">
            <text:p>14.720001220703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4096229076386" calcext:value-type="float">
            <text:p>13.409622907638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8460235595703" calcext:value-type="float">
            <text:p>14.846023559570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8642296791077" calcext:value-type="float">
            <text:p>13.86422967910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3214597702026" calcext:value-type="float">
            <text:p>14.321459770202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8333563804626" calcext:value-type="float">
            <text:p>13.833356380462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6021382808685" calcext:value-type="float">
            <text:p>14.602138280868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0790767669678" calcext:value-type="float">
            <text:p>13.07907676696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02290463447571" calcext:value-type="float">
            <text:p>4.022904634475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33444714546204" calcext:value-type="float">
            <text:p>3.334447145462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81854891777039" calcext:value-type="float">
            <text:p>3.818548917770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61957931518555" calcext:value-type="float">
            <text:p>3.619579315185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66354870796204" calcext:value-type="float">
            <text:p>3.663548707962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71615958213806" calcext:value-type="float">
            <text:p>3.716159582138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62755346298218" calcext:value-type="float">
            <text:p>3.627553462982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9832923412323" calcext:value-type="float">
            <text:p>3.983292341232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102397441864" calcext:value-type="float">
            <text:p>1.610239744186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5928797721863" calcext:value-type="float">
            <text:p>1.359287977218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5948872566223" calcext:value-type="float">
            <text:p>1.3594887256622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771321296692" calcext:value-type="float">
            <text:p>1.3677132129669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813235282898" calcext:value-type="float">
            <text:p>1.368132352828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372399330139" calcext:value-type="float">
            <text:p>1.3637239933013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786723136902" calcext:value-type="float">
            <text:p>1.367867231369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218357086182" calcext:value-type="float">
            <text:p>1.3621835708618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5573816299438" calcext:value-type="float">
            <text:p>1.355738162994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663198471069" calcext:value-type="float">
            <text:p>1.366631984710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2026286125183" calcext:value-type="float">
            <text:p>4.120262861251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2162036895752" calcext:value-type="float">
            <text:p>4.21620368957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9788432121277" calcext:value-type="float">
            <text:p>4.197884321212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5019202232361" calcext:value-type="float">
            <text:p>4.150192022323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27684593200684" calcext:value-type="float">
            <text:p>4.276845932006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.06805467605591" calcext:value-type="float">
            <text:p>5.068054676055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.01074910163879" calcext:value-type="float">
            <text:p>5.010749101638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09623146057129" calcext:value-type="float">
            <text:p>6.096231460571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75566172599793" calcext:value-type="float">
            <text:p>4.755661725997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24979972839356" calcext:value-type="float">
            <text:p>4.249799728393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75565385818481" calcext:value-type="float">
            <text:p>1.7556538581848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5913581848145" calcext:value-type="float">
            <text:p>1.6591358184814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6814923286438" calcext:value-type="float">
            <text:p>1.668149232864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2005281448364" calcext:value-type="float">
            <text:p>1.6200528144836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5285992622376" calcext:value-type="float">
            <text:p>1.6528599262237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9798898696899" calcext:value-type="float">
            <text:p>1.697988986968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1583423614502" calcext:value-type="float">
            <text:p>1.615834236145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8942022323608" calcext:value-type="float">
            <text:p>1.6894202232360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4285969734192" calcext:value-type="float">
            <text:p>1.6428596973419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7527365684509" calcext:value-type="float">
            <text:p>1.675273656845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335640668869" calcext:value-type="float">
            <text:p>19.3356406688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2842977046967" calcext:value-type="float">
            <text:p>24.28429770469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8525161743164" calcext:value-type="float">
            <text:p>24.85251617431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8749492168426" calcext:value-type="float">
            <text:p>22.87494921684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7.8980462551117" calcext:value-type="float">
            <text:p>17.8980462551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.4202160835266" calcext:value-type="float">
            <text:p>15.42021608352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8.8126268386841" calcext:value-type="float">
            <text:p>18.81262683868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.1063232421875" calcext:value-type="float">
            <text:p>21.10632324218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774276971817" calcext:value-type="float">
            <text:p>19.7742769718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6230459213257" calcext:value-type="float">
            <text:p>19.623045921325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6846232414246" calcext:value-type="float">
            <text:p>6.368462324142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8804130554199" calcext:value-type="float">
            <text:p>6.588041305541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1818199157715" calcext:value-type="float">
            <text:p>6.318181991577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1591143608093" calcext:value-type="float">
            <text:p>6.4159114360809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7295536994934" calcext:value-type="float">
            <text:p>6.572955369949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1003155708313" calcext:value-type="float">
            <text:p>6.4100315570831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5773029327393" calcext:value-type="float">
            <text:p>6.4577302932739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3949794769287" calcext:value-type="float">
            <text:p>6.439497947692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25125932693481" calcext:value-type="float">
            <text:p>6.2512593269348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20036363601685" calcext:value-type="float">
            <text:p>6.200363636016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01781344413757" calcext:value-type="float">
            <text:p>4.017813444137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62873935699463" calcext:value-type="float">
            <text:p>3.628739356994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39592981338501" calcext:value-type="float">
            <text:p>3.395929813385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39092755317688" calcext:value-type="float">
            <text:p>3.390927553176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40110683441162" calcext:value-type="float">
            <text:p>3.401106834411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50819945335388" calcext:value-type="float">
            <text:p>3.508199453353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6581082344055" calcext:value-type="float">
            <text:p>4.16581082344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53110885620117" calcext:value-type="float">
            <text:p>3.53110885620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70536994934082" calcext:value-type="float">
            <text:p>3.705369949340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63091993331909" calcext:value-type="float">
            <text:p>4.6309199333190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49167203903198" calcext:value-type="float">
            <text:p>1.491672039031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0935096740723" calcext:value-type="float">
            <text:p>1.3093509674072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0664324760437" calcext:value-type="float">
            <text:p>1.306643247604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592888832092" calcext:value-type="float">
            <text:p>1.3659288883209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3964014053345" calcext:value-type="float">
            <text:p>1.3396401405334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29309248924255" calcext:value-type="float">
            <text:p>1.293092489242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7425112724304" calcext:value-type="float">
            <text:p>1.3742511272430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4464955329895" calcext:value-type="float">
            <text:p>1.3446495532989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0726194381714" calcext:value-type="float">
            <text:p>1.3072619438171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0483865737915" calcext:value-type="float">
            <text:p>1.304838657379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30725979804993" calcext:value-type="float">
            <text:p>4.307259798049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31053280830383" calcext:value-type="float">
            <text:p>4.310532808303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9540810585022" calcext:value-type="float">
            <text:p>4.195408105850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7089080810547" calcext:value-type="float">
            <text:p>4.170890808105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08585000038147" calcext:value-type="float">
            <text:p>4.085850000381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24702095985413" calcext:value-type="float">
            <text:p>4.247020959854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20805239677429" calcext:value-type="float">
            <text:p>4.208052396774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765878200531" calcext:value-type="float">
            <text:p>4.17658782005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1494445800781" calcext:value-type="float">
            <text:p>4.114944458007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6699314117432" calcext:value-type="float">
            <text:p>4.166993141174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7339551448822" calcext:value-type="float">
            <text:p>1.733955144882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59606051445007" calcext:value-type="float">
            <text:p>1.5960605144500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027774810791" calcext:value-type="float">
            <text:p>1.602777481079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59942960739136" calcext:value-type="float">
            <text:p>1.599429607391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1356401443481" calcext:value-type="float">
            <text:p>1.6135640144348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049337387085" calcext:value-type="float">
            <text:p>1.604933738708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3074707984924" calcext:value-type="float">
            <text:p>1.630747079849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72590970993042" calcext:value-type="float">
            <text:p>1.7259097099304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53273129463196" calcext:value-type="float">
            <text:p>1.5327312946319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72692060470581" calcext:value-type="float">
            <text:p>1.726920604705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6.4396669864655" calcext:value-type="float">
            <text:p>36.43966698646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195746421814" calcext:value-type="float">
            <text:p>22.1957464218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3733716011047" calcext:value-type="float">
            <text:p>22.37337160110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3779127597809" calcext:value-type="float">
            <text:p>22.37791275978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5571830272675" calcext:value-type="float">
            <text:p>22.55718302726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0196182727814" calcext:value-type="float">
            <text:p>24.01961827278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8.619181394577" calcext:value-type="float">
            <text:p>18.619181394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7735257148743" calcext:value-type="float">
            <text:p>24.77352571487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7447094917297" calcext:value-type="float">
            <text:p>22.74470949172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.6896908283234" calcext:value-type="float">
            <text:p>16.68969082832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9430422782898" calcext:value-type="float">
            <text:p>6.694304227828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266444683075" calcext:value-type="float">
            <text:p>6.52664446830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790623664856" calcext:value-type="float">
            <text:p>6.67906236648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5801787376404" calcext:value-type="float">
            <text:p>6.6580178737640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9514975547791" calcext:value-type="float">
            <text:p>6.5951497554779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6244325637817" calcext:value-type="float">
            <text:p>6.5624432563781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3690905570984" calcext:value-type="float">
            <text:p>6.3369090557098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7390561103821" calcext:value-type="float">
            <text:p>6.6739056110382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70198583602905" calcext:value-type="float">
            <text:p>6.701985836029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4311499595642" calcext:value-type="float">
            <text:p>6.443114995956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720883846283" calcext:value-type="float">
            <text:p>22.7208838462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6336581707001" calcext:value-type="float">
            <text:p>20.6336581707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1.2472794055939" calcext:value-type="float">
            <text:p>31.24727940559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.8888866901398" calcext:value-type="float">
            <text:p>21.88888669013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766471862793" calcext:value-type="float">
            <text:p>20.7664718627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0286376476288" calcext:value-type="float">
            <text:p>22.02863764762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8.673172712326" calcext:value-type="float">
            <text:p>18.6731727123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8800506591797" calcext:value-type="float">
            <text:p>22.88005065917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3.4028084278107" calcext:value-type="float">
            <text:p>23.40280842781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5745162963867" calcext:value-type="float">
            <text:p>20.574516296386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5009956359863" calcext:value-type="float">
            <text:p>6.350099563598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6022691726685" calcext:value-type="float">
            <text:p>6.5602269172668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8947715759277" calcext:value-type="float">
            <text:p>6.489477157592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5945606231689" calcext:value-type="float">
            <text:p>6.359456062316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22266316413879" calcext:value-type="float">
            <text:p>6.2226631641387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6185121536255" calcext:value-type="float">
            <text:p>6.361851215362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6777715682983" calcext:value-type="float">
            <text:p>6.5677771568298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5192923545837" calcext:value-type="float">
            <text:p>6.551929235458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1890506744385" calcext:value-type="float">
            <text:p>6.6189050674438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6440267562866" calcext:value-type="float">
            <text:p>6.464402675628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0.7930567264557" calcext:value-type="float">
            <text:p>30.79305672645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0102362632751" calcext:value-type="float">
            <text:p>24.01023626327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.0552678108215" calcext:value-type="float">
            <text:p>21.05526781082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8040242195129" calcext:value-type="float">
            <text:p>19.80402421951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6.4694283008575" calcext:value-type="float">
            <text:p>26.46942830085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0104329586029" calcext:value-type="float">
            <text:p>20.01043295860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.7788913249969" calcext:value-type="float">
            <text:p>16.77889132499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5547618865967" calcext:value-type="float">
            <text:p>20.55476188659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4693632125854" calcext:value-type="float">
            <text:p>20.46936321258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5.6821415424347" calcext:value-type="float">
            <text:p>25.682141542434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3311586380005" calcext:value-type="float">
            <text:p>6.533115863800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8990178108215" calcext:value-type="float">
            <text:p>6.489901781082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9376811981201" calcext:value-type="float">
            <text:p>6.5937681198120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25967216491699" calcext:value-type="float">
            <text:p>6.259672164916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0865364074707" calcext:value-type="float">
            <text:p>6.5086536407470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3691544532776" calcext:value-type="float">
            <text:p>6.6369154453277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3698673248291" calcext:value-type="float">
            <text:p>6.6369867324829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5542755126953" calcext:value-type="float">
            <text:p>6.5554275512695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7011313438416" calcext:value-type="float">
            <text:p>6.3701131343841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015739440918" calcext:value-type="float">
            <text:p>6.60157394409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7.7593455314636" calcext:value-type="float">
            <text:p>17.75934553146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.4587957859039" calcext:value-type="float">
            <text:p>21.45879578590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9.0633227825165" calcext:value-type="float">
            <text:p>29.06332278251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1993751525879" calcext:value-type="float">
            <text:p>20.19937515258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3.7045993804932" calcext:value-type="float">
            <text:p>23.70459938049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0789186954498" calcext:value-type="float">
            <text:p>19.07891869544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673145532608" calcext:value-type="float">
            <text:p>19.6731455326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2996587753296" calcext:value-type="float">
            <text:p>24.2996587753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6.7460148334503" calcext:value-type="float">
            <text:p>26.74601483345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5.6974241733551" calcext:value-type="float">
            <text:p>25.697424173355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71226859092712" calcext:value-type="float">
            <text:p>6.712268590927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9076533317566" calcext:value-type="float">
            <text:p>6.4907653331756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0869455337524" calcext:value-type="float">
            <text:p>6.608694553375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1241779327393" calcext:value-type="float">
            <text:p>6.5124177932739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2163100242615" calcext:value-type="float">
            <text:p>6.521631002426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7509894371033" calcext:value-type="float">
            <text:p>6.3750989437103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4693360328674" calcext:value-type="float">
            <text:p>6.3469336032867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5858373641968" calcext:value-type="float">
            <text:p>6.558583736419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7630410194397" calcext:value-type="float">
            <text:p>6.6763041019439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3656525611877" calcext:value-type="float">
            <text:p>6.336565256118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0733947753906" calcext:value-type="float">
            <text:p>4.007339477539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26721596717835" calcext:value-type="float">
            <text:p>4.267215967178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165753364563" calcext:value-type="float">
            <text:p>4.01657533645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5108952522278" calcext:value-type="float">
            <text:p>4.051089525222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508159160614" calcext:value-type="float">
            <text:p>3.95081591606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11651182174683" calcext:value-type="float">
            <text:p>4.116511821746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378005027771" calcext:value-type="float">
            <text:p>3.83780050277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233142375946" calcext:value-type="float">
            <text:p>4.02331423759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66826581954956" calcext:value-type="float">
            <text:p>4.668265819549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71504521369934" calcext:value-type="float">
            <text:p>1.715045213699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6973361968994" calcext:value-type="float">
            <text:p>1.5697336196899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0821270942688" calcext:value-type="float">
            <text:p>1.6082127094268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453460693359" calcext:value-type="float">
            <text:p>1.624534606933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9666275978088" calcext:value-type="float">
            <text:p>1.5966627597808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9224905967712" calcext:value-type="float">
            <text:p>1.692249059677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1440491676331" calcext:value-type="float">
            <text:p>1.6144049167633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5669021606445" calcext:value-type="float">
            <text:p>1.5566902160644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7563734054565" calcext:value-type="float">
            <text:p>1.5756373405456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8336353302002" calcext:value-type="float">
            <text:p>1.583363533020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3.3377974033356" calcext:value-type="float">
            <text:p>33.33779740333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7.5617220401764" calcext:value-type="float">
            <text:p>27.56172204017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8.4510586261749" calcext:value-type="float">
            <text:p>28.45105862617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8.270959854126" calcext:value-type="float">
            <text:p>28.2709598541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5.8970324993134" calcext:value-type="float">
            <text:p>25.89703249931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85024046897888" calcext:value-type="float">
            <text:p>4.850240468978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20914363861084" calcext:value-type="float">
            <text:p>4.209143638610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91968083381653" calcext:value-type="float">
            <text:p>4.919680833816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3876709938049" calcext:value-type="float">
            <text:p>4.038767099380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689959526062" calcext:value-type="float">
            <text:p>4.06899595260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8767461776733" calcext:value-type="float">
            <text:p>4.087674617767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3626866340637" calcext:value-type="float">
            <text:p>3.836268663406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4685568809509" calcext:value-type="float">
            <text:p>4.046855688095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3698582649231" calcext:value-type="float">
            <text:p>4.36985826492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16930484771729" calcext:value-type="float">
            <text:p>4.1693048477172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9242763519287" calcext:value-type="float">
            <text:p>1.692427635192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841926574707" calcext:value-type="float">
            <text:p>1.684192657470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94162940979" calcext:value-type="float">
            <text:p>1.59416294097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8913087844849" calcext:value-type="float">
            <text:p>1.5891308784484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9796442985535" calcext:value-type="float">
            <text:p>1.6979644298553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714076042175" calcext:value-type="float">
            <text:p>1.627140760421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8107829093933" calcext:value-type="float">
            <text:p>1.5810782909393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4860534667969" calcext:value-type="float">
            <text:p>1.6486053466796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8216166496277" calcext:value-type="float">
            <text:p>1.582161664962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6263279914856" calcext:value-type="float">
            <text:p>1.562632799148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8.6296439170837" calcext:value-type="float">
            <text:p>28.62964391708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9.5601062774658" calcext:value-type="float">
            <text:p>29.56010627746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5.6412138938904" calcext:value-type="float">
            <text:p>25.64121389389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6.8223173618317" calcext:value-type="float">
            <text:p>26.82231736183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7.4666998386383" calcext:value-type="float">
            <text:p>27.46669983863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5.1733090877533" calcext:value-type="float">
            <text:p>25.17330908775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3.7013351917267" calcext:value-type="float">
            <text:p>23.70133519172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1.3523976802826" calcext:value-type="float">
            <text:p>31.35239768028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84535932540894" calcext:value-type="float">
            <text:p>4.845359325408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15843534469605" calcext:value-type="float">
            <text:p>4.158435344696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8360872268677" calcext:value-type="float">
            <text:p>3.983608722686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5867238044739" calcext:value-type="float">
            <text:p>3.858672380447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7301888465881" calcext:value-type="float">
            <text:p>3.973018884658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1244506835937" calcext:value-type="float">
            <text:p>3.912445068359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457396030426" calcext:value-type="float">
            <text:p>3.84573960304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35457539558411" calcext:value-type="float">
            <text:p>4.354575395584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84847521781921" calcext:value-type="float">
            <text:p>4.848475217819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5767650604248" calcext:value-type="float">
            <text:p>3.8576765060424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503099441528" calcext:value-type="float">
            <text:p>1.625030994415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4621949195862" calcext:value-type="float">
            <text:p>1.6462194919586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71014142036438" calcext:value-type="float">
            <text:p>1.710141420364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6335201263428" calcext:value-type="float">
            <text:p>1.663352012634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404227256775" calcext:value-type="float">
            <text:p>1.624042272567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657642364502" calcext:value-type="float">
            <text:p>1.626576423645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75400805473328" calcext:value-type="float">
            <text:p>1.754008054733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246632575989" calcext:value-type="float">
            <text:p>1.622466325759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815721988678" calcext:value-type="float">
            <text:p>1.681572198867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3220763206482" calcext:value-type="float">
            <text:p>1.632207632064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1.9333298206329" calcext:value-type="float">
            <text:p>31.93332982063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4.0345966815948" calcext:value-type="float">
            <text:p>34.03459668159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5.4228105545044" calcext:value-type="float">
            <text:p>25.42281055450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9.6024684906006" calcext:value-type="float">
            <text:p>29.6024684906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5.4983148574829" calcext:value-type="float">
            <text:p>25.49831485748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0.1599717140198" calcext:value-type="float">
            <text:p>30.15997171401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6.1403584480286" calcext:value-type="float">
            <text:p>26.14035844802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9.410736322403" calcext:value-type="float">
            <text:p>29.4107363224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4.1621904373169" calcext:value-type="float">
            <text:p>34.16219043731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62279963493347" calcext:value-type="float">
            <text:p>4.622799634933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2427015304565" calcext:value-type="float">
            <text:p>3.924270153045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0724196434021" calcext:value-type="float">
            <text:p>4.007241964340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7903528213501" calcext:value-type="float">
            <text:p>4.079035282135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2384719848633" calcext:value-type="float">
            <text:p>3.923847198486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7870812416077" calcext:value-type="float">
            <text:p>3.878708124160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5333385467529" calcext:value-type="float">
            <text:p>3.953333854675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4624805450439" calcext:value-type="float">
            <text:p>3.946248054504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1914772987366" calcext:value-type="float">
            <text:p>3.919147729873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18170475959778" calcext:value-type="float">
            <text:p>4.1817047595977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81706094741821" calcext:value-type="float">
            <text:p>1.8170609474182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8000693321228" calcext:value-type="float">
            <text:p>1.80006933212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9799494743347" calcext:value-type="float">
            <text:p>1.6979949474334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8859801292419" calcext:value-type="float">
            <text:p>1.5885980129241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9618678092957" calcext:value-type="float">
            <text:p>1.6961867809295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8545770645142" calcext:value-type="float">
            <text:p>1.6854577064514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6591358184814" calcext:value-type="float">
            <text:p>1.6659135818481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786395072937" calcext:value-type="float">
            <text:p>1.57863950729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490701675415" calcext:value-type="float">
            <text:p>1.624907016754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0306215286255" calcext:value-type="float">
            <text:p>1.603062152862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1.6106638908386" calcext:value-type="float">
            <text:p>31.61066389083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9.1943137645721" calcext:value-type="float">
            <text:p>29.19431376457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7.0744516849518" calcext:value-type="float">
            <text:p>37.07445168495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1.2136127948761" calcext:value-type="float">
            <text:p>31.21361279487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4.7394576072693" calcext:value-type="float">
            <text:p>34.73945760726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7.3677477836609" calcext:value-type="float">
            <text:p>27.36774778366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4.3471982479095" calcext:value-type="float">
            <text:p>24.3471982479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.3905234336853" calcext:value-type="float">
            <text:p>21.390523433685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9911003112793" calcext:value-type="float">
            <text:p>13.991100311279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9702703952789" calcext:value-type="float">
            <text:p>13.97027039527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1272342205048" calcext:value-type="float">
            <text:p>14.127234220504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2755608558655" calcext:value-type="float">
            <text:p>13.27556085586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6916093826294" calcext:value-type="float">
            <text:p>13.691609382629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6410446166992" calcext:value-type="float">
            <text:p>14.641044616699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1075713634491" calcext:value-type="float">
            <text:p>13.107571363449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1693112850189" calcext:value-type="float">
            <text:p>14.16931128501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6871180534363" calcext:value-type="float">
            <text:p>13.68711805343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1044182777405" calcext:value-type="float">
            <text:p>14.10441827774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8693032264709" calcext:value-type="float">
            <text:p>13.869303226470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951057434082" calcext:value-type="float">
            <text:p>13.95105743408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8993694782257" calcext:value-type="float">
            <text:p>13.899369478225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5022778511047" calcext:value-type="float">
            <text:p>14.502277851104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0020070075989" calcext:value-type="float">
            <text:p>14.00200700759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7723031044006" calcext:value-type="float">
            <text:p>13.77230310440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7045652866364" calcext:value-type="float">
            <text:p>14.704565286636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6017861366272" calcext:value-type="float">
            <text:p>14.601786136627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9204912185669" calcext:value-type="float">
            <text:p>13.920491218566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5800302028656" calcext:value-type="float">
            <text:p>13.58003020286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07.377758" calcext:value-type="float">
            <text:p>107.37775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23.844218" calcext:value-type="float">
            <text:p>223.8442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.2083787918091" calcext:value-type="float">
            <text:p>27.20837879180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.1297345161438" calcext:value-type="float">
            <text:p>27.12973451614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5.1929347515106" calcext:value-type="float">
            <text:p>25.19293475151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4.2112703323364" calcext:value-type="float">
            <text:p>24.21127033233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5.1477477550507" calcext:value-type="float">
            <text:p>25.14774775505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3.9295704364777" calcext:value-type="float">
            <text:p>23.92957043647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4.93692278862" calcext:value-type="float">
            <text:p>24.936922788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3.9344322681427" calcext:value-type="float">
            <text:p>23.93443226814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4.9140601158142" calcext:value-type="float">
            <text:p>24.91406011581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3.9165613651276" calcext:value-type="float">
            <text:p>23.916561365127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5.9586281776428" calcext:value-type="float">
            <text:p>55.95862817764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.0046389102936" calcext:value-type="float">
            <text:p>56.00463891029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.0406403541565" calcext:value-type="float">
            <text:p>56.040640354156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.2828426361084" calcext:value-type="float">
            <text:p>56.282842636108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.2410852909088" calcext:value-type="float">
            <text:p>56.241085290908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.1483449935913" calcext:value-type="float">
            <text:p>56.148344993591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5.7617301940918" calcext:value-type="float">
            <text:p>55.761730194091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5.764075756073" calcext:value-type="float">
            <text:p>55.76407575607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5.7670347690582" calcext:value-type="float">
            <text:p>55.767034769058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5.8468525409699" calcext:value-type="float">
            <text:p>55.84685254096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4.2743413448334" calcext:value-type="float">
            <text:p>34.27434134483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3.8298408985138" calcext:value-type="float">
            <text:p>33.82984089851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3.8883392810822" calcext:value-type="float">
            <text:p>33.88833928108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3.8781726360321" calcext:value-type="float">
            <text:p>33.87817263603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3.8105835914612" calcext:value-type="float">
            <text:p>33.81058359146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4.1503891944885" calcext:value-type="float">
            <text:p>34.15038919448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5.6540675163269" calcext:value-type="float">
            <text:p>35.65406751632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6.2554852962494" calcext:value-type="float">
            <text:p>36.25548529624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6.6043663024902" calcext:value-type="float">
            <text:p>36.60436630249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7.1625134944916" calcext:value-type="float">
            <text:p>37.162513494491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3.2903447151184" calcext:value-type="float">
            <text:p>73.290344715118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3.2868783473969" calcext:value-type="float">
            <text:p>73.286878347396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8926022052765" calcext:value-type="float">
            <text:p>72.892602205276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7728900909424" calcext:value-type="float">
            <text:p>72.77289009094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4271228313446" calcext:value-type="float">
            <text:p>72.42712283134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3888401985168" calcext:value-type="float">
            <text:p>72.38884019851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4308040142059" calcext:value-type="float">
            <text:p>72.43080401420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811624288559" calcext:value-type="float">
            <text:p>72.8116242885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8189640045166" calcext:value-type="float">
            <text:p>72.818964004516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647314786911" calcext:value-type="float">
            <text:p>72.6473147869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35.263121843338" calcext:value-type="float">
            <text:p>135.2631218433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8.094334125519" calcext:value-type="float">
            <text:p>148.0943341255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50.052964448929" calcext:value-type="float">
            <text:p>150.0529644489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689176797867" calcext:value-type="float">
            <text:p>149.6891767978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839587211609" calcext:value-type="float">
            <text:p>149.8395872116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663232326508" calcext:value-type="float">
            <text:p>149.6632323265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458103895187" calcext:value-type="float">
            <text:p>149.4581038951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8.983598232269" calcext:value-type="float">
            <text:p>148.9835982322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20392370224" calcext:value-type="float">
            <text:p>149.203923702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213963747025" calcext:value-type="float">
            <text:p>149.21396374702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0.69935631752" calcext:value-type="float">
            <text:p>290.6993563175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563988447189" calcext:value-type="float">
            <text:p>291.5639884471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767762899399" calcext:value-type="float">
            <text:p>291.7677628993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512160778046" calcext:value-type="float">
            <text:p>291.5121607780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218772888184" calcext:value-type="float">
            <text:p>291.21877288818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0.341729164124" calcext:value-type="float">
            <text:p>290.3417291641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0.363500118256" calcext:value-type="float">
            <text:p>290.3635001182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279855966568" calcext:value-type="float">
            <text:p>291.2798559665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0.778065443039" calcext:value-type="float">
            <text:p>290.77806544303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239436864853" calcext:value-type="float">
            <text:p>291.2394368648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402361869812" calcext:value-type="float">
            <text:p>16.34023618698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46804857254" calcext:value-type="float">
            <text:p>16.3468048572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637452125549" calcext:value-type="float">
            <text:p>16.36374521255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749384880066" calcext:value-type="float">
            <text:p>16.37493848800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143005371094" calcext:value-type="float">
            <text:p>16.31430053710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317742347717" calcext:value-type="float">
            <text:p>16.33177423477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748424053192" calcext:value-type="float">
            <text:p>16.37484240531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326506614685" calcext:value-type="float">
            <text:p>16.33265066146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524084091187" calcext:value-type="float">
            <text:p>16.35240840911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52313041687" calcext:value-type="float">
            <text:p>16.3523130416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993800640106" calcext:value-type="float">
            <text:p>28.79938006401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765829563141" calcext:value-type="float">
            <text:p>28.776582956314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976224422455" calcext:value-type="float">
            <text:p>28.79762244224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761578559875" calcext:value-type="float">
            <text:p>28.77615785598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826240062714" calcext:value-type="float">
            <text:p>28.782624006271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917759418488" calcext:value-type="float">
            <text:p>28.791775941848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8042044639587" calcext:value-type="float">
            <text:p>28.80420446395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814245223999" calcext:value-type="float">
            <text:p>28.78142452239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647550106049" calcext:value-type="float">
            <text:p>28.764755010604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655963897705" calcext:value-type="float">
            <text:p>28.76559638977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.7646915912628" calcext:value-type="float">
            <text:p>63.76469159126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.7661571502686" calcext:value-type="float">
            <text:p>63.76615715026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.7811589241028" calcext:value-type="float">
            <text:p>63.78115892410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.8376710414886" calcext:value-type="float">
            <text:p>63.83767104148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.0278570652008" calcext:value-type="float">
            <text:p>64.02785706520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.0171411037445" calcext:value-type="float">
            <text:p>64.01714110374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.3936913013458" calcext:value-type="float">
            <text:p>64.39369130134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.504105091095" calcext:value-type="float">
            <text:p>64.504105091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.3640615940094" calcext:value-type="float">
            <text:p>64.36406159400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.8984658718109" calcext:value-type="float">
            <text:p>63.898465871810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535946846008" calcext:value-type="float">
            <text:p>114.53594684600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558988571167" calcext:value-type="float">
            <text:p>114.55898857116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560620069504" calcext:value-type="float">
            <text:p>114.56062006950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545090913773" calcext:value-type="float">
            <text:p>114.54509091377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555333614349" calcext:value-type="float">
            <text:p>114.55533361434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610066413879" calcext:value-type="float">
            <text:p>114.61006641387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291925430298" calcext:value-type="float">
            <text:p>114.2919254302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060168743134" calcext:value-type="float">
            <text:p>114.0601687431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106943368912" calcext:value-type="float">
            <text:p>114.1069433689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053763628006" calcext:value-type="float">
            <text:p>114.053763628006</text:p>
          </table:table-cell>
        </table:table-row>
      </table:table>
      <table:table table:name="matmul-kernel" table:style-name="ta1">
        <table:table-column table:style-name="co4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4" table:default-cell-style-name="ce12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ce13" office:value-type="string" calcext:value-type="string">
            <text:p>BLOCKSIZE</text:p>
          </table:table-cell>
          <table:table-cell table:style-name="ce13" office:value-type="string" calcext:value-type="string">
            <text:p>INPUT_IN_NVRAM</text:p>
          </table:table-cell>
          <table:table-cell table:style-name="ce13" office:value-type="string" calcext:value-type="string">
            <text:p>EXEC_IN_NVRAM</text:p>
          </table:table-cell>
          <table:table-cell table:style-name="ce13" office:value-type="string" calcext:value-type="string">
            <text:p>RESULT_IN_NVRAM</text:p>
          </table:table-cell>
          <table:table-cell table:style-name="ce13" office:value-type="string" calcext:value-type="string">
            <text:p>MATRIX_SIDE</text:p>
          </table:table-cell>
          <table:table-cell table:style-name="ce16" office:value-type="string" calcext:value-type="string">
            <text:p>MODE</text:p>
          </table:table-cell>
          <table:table-cell table:style-name="ce13" office:value-type="string" calcext:value-type="string">
            <text:p>TIMING</text:p>
          </table:table-cell>
          <table:table-cell/>
          <table:table-cell table:style-name="ce13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1525344848633" calcext:value-type="float">
            <text:p>0.56152534484863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3627004623413" calcext:value-type="float">
            <text:p>0.56362700462341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3004970550537" calcext:value-type="float">
            <text:p>0.56300497055053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6098690032959" calcext:value-type="float">
            <text:p>0.56609869003295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3267946243286" calcext:value-type="float">
            <text:p>0.56326794624328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325364112854" calcext:value-type="float">
            <text:p>0.5632536411285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4037084579468" calcext:value-type="float">
            <text:p>0.56403708457946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3071250915527" calcext:value-type="float">
            <text:p>0.56307125091552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613010406494" calcext:value-type="float">
            <text:p>0.56261301040649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423706054688" calcext:value-type="float">
            <text:p>0.56242370605468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3036003112793" calcext:value-type="float">
            <text:p>0.0023036003112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284984588623" calcext:value-type="float">
            <text:p>0.00222849845886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1347808837891" calcext:value-type="float">
            <text:p>0.0022134780883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1896171569824" calcext:value-type="float">
            <text:p>0.00221896171569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1610069274902" calcext:value-type="float">
            <text:p>0.0022161006927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6484069824219" calcext:value-type="float">
            <text:p>0.0021648406982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0012664794922" calcext:value-type="float">
            <text:p>0.0022001266479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2301483154297" calcext:value-type="float">
            <text:p>0.00222301483154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967887878418" calcext:value-type="float">
            <text:p>0.0021967887878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9607353210449" calcext:value-type="float">
            <text:p>0.00219607353210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158313751221" calcext:value-type="float">
            <text:p>3.7115831375122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314477920532" calcext:value-type="float">
            <text:p>3.7131447792053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747326850891" calcext:value-type="float">
            <text:p>3.7174732685089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475696563721" calcext:value-type="float">
            <text:p>3.7147569656372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2020173072815" calcext:value-type="float">
            <text:p>3.7202017307281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95155620575" calcext:value-type="float">
            <text:p>3.71951556205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2533202171326" calcext:value-type="float">
            <text:p>3.7253320217132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2651529312134" calcext:value-type="float">
            <text:p>3.7265152931213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2808146476746" calcext:value-type="float">
            <text:p>3.7280814647674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3133850097656" calcext:value-type="float">
            <text:p>3.7313385009765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794040679932" calcext:value-type="float">
            <text:p>0.16379404067993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588285446167" calcext:value-type="float">
            <text:p>0.16358828544616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809061050415" calcext:value-type="float">
            <text:p>0.16380906105041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712501525879" calcext:value-type="float">
            <text:p>0.1637125015258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758516311646" calcext:value-type="float">
            <text:p>0.1637585163116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854122161865" calcext:value-type="float">
            <text:p>0.16385412216186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919925689697" calcext:value-type="float">
            <text:p>0.16391992568969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761854171753" calcext:value-type="float">
            <text:p>0.16376185417175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991451263428" calcext:value-type="float">
            <text:p>0.1639914512634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87677192688" calcext:value-type="float">
            <text:p>0.1638767719268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4650039672852" calcext:value-type="float">
            <text:p>0.58465003967285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1252574920654" calcext:value-type="float">
            <text:p>0.58125257492065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5103988647461" calcext:value-type="float">
            <text:p>0.58510398864746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3629608154297" calcext:value-type="float">
            <text:p>0.58362960815429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3009481430054" calcext:value-type="float">
            <text:p>0.58300948143005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2113742828369" calcext:value-type="float">
            <text:p>0.58211374282836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0852746963501" calcext:value-type="float">
            <text:p>0.5808527469635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1818819046021" calcext:value-type="float">
            <text:p>0.58181881904602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3564758300781" calcext:value-type="float">
            <text:p>0.58356475830078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2255840301514" calcext:value-type="float">
            <text:p>0.58225584030151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5904922485352" calcext:value-type="float">
            <text:p>0.00245904922485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3878364562988" calcext:value-type="float">
            <text:p>0.002438783645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7645378112793" calcext:value-type="float">
            <text:p>0.0024764537811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6667861938477" calcext:value-type="float">
            <text:p>0.00246667861938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4583358764648" calcext:value-type="float">
            <text:p>0.0025458335876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9147415161133" calcext:value-type="float">
            <text:p>0.00249147415161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866744995117" calcext:value-type="float">
            <text:p>0.00252866744995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4583358764648" calcext:value-type="float">
            <text:p>0.0025458335876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7645378112793" calcext:value-type="float">
            <text:p>0.0024764537811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7287750244141" calcext:value-type="float">
            <text:p>0.00247287750244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5725712776184" calcext:value-type="float">
            <text:p>3.8572571277618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246871948242" calcext:value-type="float">
            <text:p>3.862468719482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029386520386" calcext:value-type="float">
            <text:p>3.8602938652038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337995529175" calcext:value-type="float">
            <text:p>3.863379955291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710143089294" calcext:value-type="float">
            <text:p>3.8671014308929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886763572693" calcext:value-type="float">
            <text:p>3.8688676357269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532424926758" calcext:value-type="float">
            <text:p>3.8753242492675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466073036194" calcext:value-type="float">
            <text:p>3.8746607303619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820410728455" calcext:value-type="float">
            <text:p>3.8782041072845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8075375556946" calcext:value-type="float">
            <text:p>3.880753755569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243339538574" calcext:value-type="float">
            <text:p>0.21524333953857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792013168335" calcext:value-type="float">
            <text:p>0.21479201316833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236497879028" calcext:value-type="float">
            <text:p>0.2142364978790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730667114258" calcext:value-type="float">
            <text:p>0.21573066711425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258598327637" calcext:value-type="float">
            <text:p>0.21525859832763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115547180176" calcext:value-type="float">
            <text:p>0.2151155471801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912176132202" calcext:value-type="float">
            <text:p>0.21491217613220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333700180054" calcext:value-type="float">
            <text:p>0.21533370018005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154813766479" calcext:value-type="float">
            <text:p>0.2161548137664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012550354004" calcext:value-type="float">
            <text:p>0.21501255035400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7156057357788" calcext:value-type="float">
            <text:p>0.58715605735778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6164712905884" calcext:value-type="float">
            <text:p>0.58616471290588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7352991104126" calcext:value-type="float">
            <text:p>0.58735299110412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5371494293213" calcext:value-type="float">
            <text:p>0.58537149429321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6822986602783" calcext:value-type="float">
            <text:p>0.58682298660278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8279008865356" calcext:value-type="float">
            <text:p>0.58827900886535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5103273391724" calcext:value-type="float">
            <text:p>0.58510327339172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7543725967407" calcext:value-type="float">
            <text:p>0.58754372596740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5594892501831" calcext:value-type="float">
            <text:p>0.58559489250183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4220886230469" calcext:value-type="float">
            <text:p>0.58422088623046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9743461608887" calcext:value-type="float">
            <text:p>0.0024974346160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556800842285" calcext:value-type="float">
            <text:p>0.00252556800842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7788429260254" calcext:value-type="float">
            <text:p>0.00247788429260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3009796142578" calcext:value-type="float">
            <text:p>0.00253009796142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327205657959" calcext:value-type="float">
            <text:p>0.0025327205657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6381759643555" calcext:value-type="float">
            <text:p>0.0024638175964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8003005981445" calcext:value-type="float">
            <text:p>0.00248003005981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6286392211914" calcext:value-type="float">
            <text:p>0.00246286392211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7049331665039" calcext:value-type="float">
            <text:p>0.0024704933166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4225730895996" calcext:value-type="float">
            <text:p>0.0025422573089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7658767700195" calcext:value-type="float">
            <text:p>0.70765876770019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7405805587769" calcext:value-type="float">
            <text:p>0.70740580558776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5372333526611" calcext:value-type="float">
            <text:p>0.70537233352661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7067012786865" calcext:value-type="float">
            <text:p>0.70706701278686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7619905471802" calcext:value-type="float">
            <text:p>0.70761990547180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6143379211426" calcext:value-type="float">
            <text:p>0.70614337921142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7143068313599" calcext:value-type="float">
            <text:p>0.70714306831359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9646701812744" calcext:value-type="float">
            <text:p>0.70964670181274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11159229278564" calcext:value-type="float">
            <text:p>0.71115922927856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10391759872437" calcext:value-type="float">
            <text:p>0.71039175987243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3550300598145" calcext:value-type="float">
            <text:p>0.00493550300598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898624420166" calcext:value-type="float">
            <text:p>0.00498986244201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8008728027344" calcext:value-type="float">
            <text:p>0.00498008728027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508189201354981" calcext:value-type="float">
            <text:p>0.0050818920135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506138801574707" calcext:value-type="float">
            <text:p>0.00506138801574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3502616882324" calcext:value-type="float">
            <text:p>0.00493502616882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4241714477539" calcext:value-type="float">
            <text:p>0.00494241714477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9415397644043" calcext:value-type="float">
            <text:p>0.0049941539764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501728057861328" calcext:value-type="float">
            <text:p>0.00501728057861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500988960266113" calcext:value-type="float">
            <text:p>0.00500988960266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618280410767" calcext:value-type="float">
            <text:p>3.8661828041076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966419219971" calcext:value-type="float">
            <text:p>3.8696641921997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095022201538" calcext:value-type="float">
            <text:p>3.8709502220153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900115013123" calcext:value-type="float">
            <text:p>3.8690011501312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701630592346" calcext:value-type="float">
            <text:p>3.8770163059234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838935852051" calcext:value-type="float">
            <text:p>3.8783893585205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285256385803" calcext:value-type="float">
            <text:p>3.8728525638580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961602210999" calcext:value-type="float">
            <text:p>3.8796160221099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8218212127686" calcext:value-type="float">
            <text:p>3.8821821212768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8226699829102" calcext:value-type="float">
            <text:p>3.8822669982910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272737503052" calcext:value-type="float">
            <text:p>0.21427273750305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398663520813" calcext:value-type="float">
            <text:p>0.2139866352081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48802947998" calcext:value-type="float">
            <text:p>0.2144880294799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187622070312" calcext:value-type="float">
            <text:p>0.21418762207031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121580123901" calcext:value-type="float">
            <text:p>0.21412158012390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834213256836" calcext:value-type="float">
            <text:p>0.2148342132568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444398880005" calcext:value-type="float">
            <text:p>0.2144443988800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375495910645" calcext:value-type="float">
            <text:p>0.2143754959106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055776596069" calcext:value-type="float">
            <text:p>0.21405577659606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04504776001" calcext:value-type="float">
            <text:p>0.214045047760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0850143432617" calcext:value-type="float">
            <text:p>0.56085014343261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456846237183" calcext:value-type="float">
            <text:p>0.56245684623718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81042098999" calcext:value-type="float">
            <text:p>0.5628104209899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516689300537" calcext:value-type="float">
            <text:p>0.56251668930053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391042709351" calcext:value-type="float">
            <text:p>0.56239104270935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14714050293" calcext:value-type="float">
            <text:p>0.5621471405029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92724609375" calcext:value-type="float">
            <text:p>0.562927246093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831163406372" calcext:value-type="float">
            <text:p>0.56283116340637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886238098145" calcext:value-type="float">
            <text:p>0.56288623809814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917232513428" calcext:value-type="float">
            <text:p>0.5629172325134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6269493103027" calcext:value-type="float">
            <text:p>0.0021626949310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2587585449219" calcext:value-type="float">
            <text:p>0.00222587585449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7270851135254" calcext:value-type="float">
            <text:p>0.00217270851135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0131874084473" calcext:value-type="float">
            <text:p>0.0022013187408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2206115722656" calcext:value-type="float">
            <text:p>0.0022220611572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8677520751953" calcext:value-type="float">
            <text:p>0.0021867752075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0680236816406" calcext:value-type="float">
            <text:p>0.00220680236816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1610069274902" calcext:value-type="float">
            <text:p>0.0022161006927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9440460205078" calcext:value-type="float">
            <text:p>0.00219440460205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0632553100586" calcext:value-type="float">
            <text:p>0.00220632553100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027135848999" calcext:value-type="float">
            <text:p>3.7102713584899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0886135101318" calcext:value-type="float">
            <text:p>3.7088613510131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187090873718" calcext:value-type="float">
            <text:p>3.7118709087371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240663528442" calcext:value-type="float">
            <text:p>3.712406635284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320581436157" calcext:value-type="float">
            <text:p>3.7132058143615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568989753723" calcext:value-type="float">
            <text:p>3.7156898975372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337747573853" calcext:value-type="float">
            <text:p>3.7133774757385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53263092041" calcext:value-type="float">
            <text:p>3.715326309204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659326553345" calcext:value-type="float">
            <text:p>3.7165932655334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593046188354" calcext:value-type="float">
            <text:p>3.7159304618835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360118865967" calcext:value-type="float">
            <text:p>0.16336011886596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476228713989" calcext:value-type="float">
            <text:p>0.1634762287139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2872314453125" calcext:value-type="float">
            <text:p>0.1628723144531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373947143555" calcext:value-type="float">
            <text:p>0.16337394714355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262367248535" calcext:value-type="float">
            <text:p>0.16326236724853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619041442871" calcext:value-type="float">
            <text:p>0.16361904144287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328409194946" calcext:value-type="float">
            <text:p>0.1633284091949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915872573853" calcext:value-type="float">
            <text:p>0.16391587257385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579940795898" calcext:value-type="float">
            <text:p>0.16357994079589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4197444915771" calcext:value-type="float">
            <text:p>0.16419744491577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7728033065796" calcext:value-type="float">
            <text:p>0.57772803306579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832407951355" calcext:value-type="float">
            <text:p>0.5783240795135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8564643859863" calcext:value-type="float">
            <text:p>0.57856464385986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8627586364746" calcext:value-type="float">
            <text:p>0.57862758636474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482078552246" calcext:value-type="float">
            <text:p>0.57948207855224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947233200073" calcext:value-type="float">
            <text:p>0.57994723320007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7327251434326" calcext:value-type="float">
            <text:p>0.57732725143432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7465057373047" calcext:value-type="float">
            <text:p>0.57746505737304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833984375" calcext:value-type="float">
            <text:p>0.5798339843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0437421798706" calcext:value-type="float">
            <text:p>0.5804374217987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389907836914" calcext:value-type="float">
            <text:p>0.00252389907836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3009796142578" calcext:value-type="float">
            <text:p>0.00253009796142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1507759094238" calcext:value-type="float">
            <text:p>0.0025150775909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509117126465" calcext:value-type="float">
            <text:p>0.00252509117126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69675254821777" calcext:value-type="float">
            <text:p>0.00269675254821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270698547363" calcext:value-type="float">
            <text:p>0.00252270698547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103805541992" calcext:value-type="float">
            <text:p>0.002521038055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0935554504395" calcext:value-type="float">
            <text:p>0.00250935554504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1078605651855" calcext:value-type="float">
            <text:p>0.00251078605651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9457359313965" calcext:value-type="float">
            <text:p>0.0024945735931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9587292671204" calcext:value-type="float">
            <text:p>3.7958729267120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9828357696533" calcext:value-type="float">
            <text:p>3.7982835769653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9936623573303" calcext:value-type="float">
            <text:p>3.7993662357330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9989814758301" calcext:value-type="float">
            <text:p>3.799898147583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0288219451904" calcext:value-type="float">
            <text:p>3.8028821945190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0843925476074" calcext:value-type="float">
            <text:p>3.8084392547607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027936935425" calcext:value-type="float">
            <text:p>3.8102793693542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0957317352295" calcext:value-type="float">
            <text:p>3.8095731735229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12199306488" calcext:value-type="float">
            <text:p>3.811219930648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086921691895" calcext:value-type="float">
            <text:p>3.8108692169189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932680130005" calcext:value-type="float">
            <text:p>0.2149326801300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516017913818" calcext:value-type="float">
            <text:p>0.21651601791381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7181444168091" calcext:value-type="float">
            <text:p>0.21718144416809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178728103638" calcext:value-type="float">
            <text:p>0.21517872810363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11960029602" calcext:value-type="float">
            <text:p>0.2151196002960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706275939941" calcext:value-type="float">
            <text:p>0.21670627593994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421127319336" calcext:value-type="float">
            <text:p>0.2164211273193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361522674561" calcext:value-type="float">
            <text:p>0.21636152267456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7266321182251" calcext:value-type="float">
            <text:p>0.21726632118225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772556304932" calcext:value-type="float">
            <text:p>0.21677255630493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870078086853" calcext:value-type="float">
            <text:p>0.5787007808685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1442594528198" calcext:value-type="float">
            <text:p>0.58144259452819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368352890015" calcext:value-type="float">
            <text:p>0.57936835289001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752445220947" calcext:value-type="float">
            <text:p>0.57975244522094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301118850708" calcext:value-type="float">
            <text:p>0.57930111885070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828500747681" calcext:value-type="float">
            <text:p>0.57982850074768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0065011978149" calcext:value-type="float">
            <text:p>0.58006501197814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1580638885498" calcext:value-type="float">
            <text:p>0.58158063888549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0987930297852" calcext:value-type="float">
            <text:p>0.58098793029785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8883171081543" calcext:value-type="float">
            <text:p>0.57888317108154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5060195922852" calcext:value-type="float">
            <text:p>0.00255060195922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7992744445801" calcext:value-type="float">
            <text:p>0.00257992744445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1483917236328" calcext:value-type="float">
            <text:p>0.0025148391723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5022773742676" calcext:value-type="float">
            <text:p>0.0024502277374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1674652099609" calcext:value-type="float">
            <text:p>0.0025167465209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1173973083496" calcext:value-type="float">
            <text:p>0.00251173973083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0864028930664" calcext:value-type="float">
            <text:p>0.00250864028930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0387191772461" calcext:value-type="float">
            <text:p>0.0025038719177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0649452209473" calcext:value-type="float">
            <text:p>0.00250649452209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0697135925293" calcext:value-type="float">
            <text:p>0.00250697135925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3841247558594" calcext:value-type="float">
            <text:p>0.66384124755859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2212133407593" calcext:value-type="float">
            <text:p>0.66221213340759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377329826355" calcext:value-type="float">
            <text:p>0.6637732982635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398811340332" calcext:value-type="float">
            <text:p>0.6639881134033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1829710006714" calcext:value-type="float">
            <text:p>0.66182971000671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4041757583618" calcext:value-type="float">
            <text:p>0.66404175758361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3700342178345" calcext:value-type="float">
            <text:p>0.66370034217834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4343118667603" calcext:value-type="float">
            <text:p>0.66434311866760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3431167602539" calcext:value-type="float">
            <text:p>0.66343116760253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4859294891357" calcext:value-type="float">
            <text:p>0.66485929489135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23622131347656" calcext:value-type="float">
            <text:p>0.0042362213134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22334671020508" calcext:value-type="float">
            <text:p>0.0042233467102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19282913208008" calcext:value-type="float">
            <text:p>0.0041928291320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20069694519043" calcext:value-type="float">
            <text:p>0.0042006969451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18233871459961" calcext:value-type="float">
            <text:p>0.00418233871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16207313537598" calcext:value-type="float">
            <text:p>0.0041620731353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22477722167969" calcext:value-type="float">
            <text:p>0.0042247772216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18734550476074" calcext:value-type="float">
            <text:p>0.00418734550476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20069694519043" calcext:value-type="float">
            <text:p>0.0042006969451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16016578674316" calcext:value-type="float">
            <text:p>0.00416016578674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0910754203796" calcext:value-type="float">
            <text:p>3.8091075420379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0950260162354" calcext:value-type="float">
            <text:p>3.8095026016235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064963340759" calcext:value-type="float">
            <text:p>3.8106496334075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113743782043" calcext:value-type="float">
            <text:p>3.8111374378204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475949287415" calcext:value-type="float">
            <text:p>3.8147594928741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764578819275" calcext:value-type="float">
            <text:p>3.817645788192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835007667542" calcext:value-type="float">
            <text:p>3.818350076675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899952888489" calcext:value-type="float">
            <text:p>3.8189995288848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2148408889771" calcext:value-type="float">
            <text:p>3.8214840888977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982374191284" calcext:value-type="float">
            <text:p>3.8198237419128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211709976196" calcext:value-type="float">
            <text:p>0.1812117099761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288719177246" calcext:value-type="float">
            <text:p>0.1812887191772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502103805542" calcext:value-type="float">
            <text:p>0.1815021038055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0924654006958" calcext:value-type="float">
            <text:p>0.18092465400695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068181991577" calcext:value-type="float">
            <text:p>0.1810681819915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014537811279" calcext:value-type="float">
            <text:p>0.1810145378112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27179145813" calcext:value-type="float">
            <text:p>0.1812717914581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064284324646" calcext:value-type="float">
            <text:p>0.180642843246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080735206604" calcext:value-type="float">
            <text:p>0.1808073520660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332588195801" calcext:value-type="float">
            <text:p>0.1813325881958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599113941192627" calcext:value-type="float">
            <text:p>0.59911394119262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4029178619385" calcext:value-type="float">
            <text:p>0.60402917861938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3988885879517" calcext:value-type="float">
            <text:p>0.60398888587951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0738763809204" calcext:value-type="float">
            <text:p>0.60073876380920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0675582885742" calcext:value-type="float">
            <text:p>0.6006755828857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1295471191406" calcext:value-type="float">
            <text:p>0.60129547119140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0852727890015" calcext:value-type="float">
            <text:p>0.60085272789001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1982831954956" calcext:value-type="float">
            <text:p>0.60198283195495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3216648101807" calcext:value-type="float">
            <text:p>0.60321664810180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3418350219727" calcext:value-type="float">
            <text:p>0.6034183502197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4842300415039" calcext:value-type="float">
            <text:p>0.0023484230041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6272811889648" calcext:value-type="float">
            <text:p>0.0023627281188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2839584350586" calcext:value-type="float">
            <text:p>0.0023283958435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5795974731445" calcext:value-type="float">
            <text:p>0.00235795974731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6296653747559" calcext:value-type="float">
            <text:p>0.0023629665374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1695175170898" calcext:value-type="float">
            <text:p>0.00231695175170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4317779541016" calcext:value-type="float">
            <text:p>0.0023431777954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6678123474121" calcext:value-type="float">
            <text:p>0.00236678123474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1075286865234" calcext:value-type="float">
            <text:p>0.00231075286865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6153602600098" calcext:value-type="float">
            <text:p>0.0023615360260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4285678863525" calcext:value-type="float">
            <text:p>3.9428567886352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4288301467896" calcext:value-type="float">
            <text:p>3.9428830146789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5467758178711" calcext:value-type="float">
            <text:p>3.9546775817871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4354820251465" calcext:value-type="float">
            <text:p>3.9435482025146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4653511047363" calcext:value-type="float">
            <text:p>3.9465351104736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5812368392944" calcext:value-type="float">
            <text:p>3.9581236839294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4945240020752" calcext:value-type="float">
            <text:p>3.9494524002075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5205020904541" calcext:value-type="float">
            <text:p>3.9520502090454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563250541687" calcext:value-type="float">
            <text:p>3.956325054168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6967077255249" calcext:value-type="float">
            <text:p>3.969670772552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4013566970825" calcext:value-type="float">
            <text:p>0.2240135669708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5182771682739" calcext:value-type="float">
            <text:p>0.22518277168273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3725080490112" calcext:value-type="float">
            <text:p>0.22372508049011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3644495010376" calcext:value-type="float">
            <text:p>0.2236444950103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5844144821167" calcext:value-type="float">
            <text:p>0.22584414482116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3868608474731" calcext:value-type="float">
            <text:p>0.22386860847473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5755929946899" calcext:value-type="float">
            <text:p>0.22575592994689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4050045013428" calcext:value-type="float">
            <text:p>0.2240500450134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4014759063721" calcext:value-type="float">
            <text:p>0.22401475906372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2806692123413" calcext:value-type="float">
            <text:p>0.22280669212341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0408010482788" calcext:value-type="float">
            <text:p>0.67040801048278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65732860565185" calcext:value-type="float">
            <text:p>0.66573286056518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69094800949097" calcext:value-type="float">
            <text:p>0.66909480094909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6286697387695" calcext:value-type="float">
            <text:p>0.67628669738769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9571866989136" calcext:value-type="float">
            <text:p>0.67957186698913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2701120376587" calcext:value-type="float">
            <text:p>0.67270112037658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8956508636475" calcext:value-type="float">
            <text:p>0.6789565086364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80123567581177" calcext:value-type="float">
            <text:p>0.68012356758117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7868843078613" calcext:value-type="float">
            <text:p>0.67786884307861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4655437469482" calcext:value-type="float">
            <text:p>0.67465543746948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73072242736817" calcext:value-type="float">
            <text:p>0.00773072242736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38739967346192" calcext:value-type="float">
            <text:p>0.00738739967346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65347480773926" calcext:value-type="float">
            <text:p>0.00765347480773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20071792602539" calcext:value-type="float">
            <text:p>0.0072007179260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4455738067627" calcext:value-type="float">
            <text:p>0.0074455738067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04073905944824" calcext:value-type="float">
            <text:p>0.00704073905944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51233100891113" calcext:value-type="float">
            <text:p>0.00751233100891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16352462768555" calcext:value-type="float">
            <text:p>0.00716352462768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02953338623047" calcext:value-type="float">
            <text:p>0.0070295333862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06124305725098" calcext:value-type="float">
            <text:p>0.00706124305725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4879350662231" calcext:value-type="float">
            <text:p>4.3487935066223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411557674408" calcext:value-type="float">
            <text:p>4.341155767440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3164834976196" calcext:value-type="float">
            <text:p>4.3316483497619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2395052909851" calcext:value-type="float">
            <text:p>4.3239505290985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1020379066467" calcext:value-type="float">
            <text:p>4.3102037906646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157377243042" calcext:value-type="float">
            <text:p>4.31573772430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103711605072" calcext:value-type="float">
            <text:p>4.310371160507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29827857017517" calcext:value-type="float">
            <text:p>4.2982785701751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27143263816834" calcext:value-type="float">
            <text:p>4.2714326381683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26210880279541" calcext:value-type="float">
            <text:p>4.2621088027954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89606809616089" calcext:value-type="float">
            <text:p>0.2896068096160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2051553726196" calcext:value-type="float">
            <text:p>0.2920515537261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0703296661377" calcext:value-type="float">
            <text:p>0.2907032966613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0623903274536" calcext:value-type="float">
            <text:p>0.2906239032745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1842460632324" calcext:value-type="float">
            <text:p>0.29184246063232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1938781738281" calcext:value-type="float">
            <text:p>0.29193878173828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0024995803833" calcext:value-type="float">
            <text:p>0.29002499580383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89361715316772" calcext:value-type="float">
            <text:p>0.28936171531677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88766145706177" calcext:value-type="float">
            <text:p>0.2887661457061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88853406906128" calcext:value-type="float">
            <text:p>0.288853406906128</text:p>
          </table:table-cell>
          <table:table-cell table:number-columns-repeated="2"/>
        </table:table-row>
        <table:table-row table:style-name="ro1" table:number-rows-repeated="104821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tmul-app" table:style-name="ta1">
        <table:table-column table:style-name="co20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8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3" office:value-type="string" calcext:value-type="string">
            <text:p>BLOCKSIZE</text:p>
          </table:table-cell>
          <table:table-cell table:style-name="ce13" office:value-type="string" calcext:value-type="string">
            <text:p>MATRIX_SIDE</text:p>
          </table:table-cell>
          <table:table-cell table:style-name="ce13" office:value-type="string" calcext:value-type="string">
            <text:p>INPUT_IN_NVRAM</text:p>
          </table:table-cell>
          <table:table-cell table:style-name="ce13" office:value-type="string" calcext:value-type="string">
            <text:p>EXEC_IN_NVRAM</text:p>
          </table:table-cell>
          <table:table-cell table:style-name="ce13" office:value-type="string" calcext:value-type="string">
            <text:p>RESULT_IN_NVRAM</text:p>
          </table:table-cell>
          <table:table-cell table:style-name="ce16" office:value-type="string" calcext:value-type="string">
            <text:p>MODE</text:p>
          </table:table-cell>
          <table:table-cell table:style-name="ce13" office:value-type="string" calcext:value-type="string">
            <text:p>TIMING</text:p>
          </table:table-cell>
          <table:table-cell table:style-name="ce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5.501666307449" calcext:value-type="float">
            <text:p>575.5016663074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7.941701889038" calcext:value-type="float">
            <text:p>567.94170188903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27.422775268555" calcext:value-type="float">
            <text:p>527.42277526855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8.99875164032" calcext:value-type="float">
            <text:p>548.9987516403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4.473066091538" calcext:value-type="float">
            <text:p>584.47306609153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21.085062980652" calcext:value-type="float">
            <text:p>621.0850629806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08.227927446365" calcext:value-type="float">
            <text:p>608.2279274463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21.469346761704" calcext:value-type="float">
            <text:p>521.46934676170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4.787133216858" calcext:value-type="float">
            <text:p>564.78713321685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2.998340845108" calcext:value-type="float">
            <text:p>542.99834084510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548385620117" calcext:value-type="float">
            <text:p>148.54838562011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181917905808" calcext:value-type="float">
            <text:p>150.18191790580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169554233551" calcext:value-type="float">
            <text:p>150.16955423355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223489999771" calcext:value-type="float">
            <text:p>150.22348999977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334138870239" calcext:value-type="float">
            <text:p>150.33413887023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14449262619" calcext:value-type="float">
            <text:p>150.1444926261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044014930725" calcext:value-type="float">
            <text:p>150.04401493072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211209535599" calcext:value-type="float">
            <text:p>150.21120953559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042195081711" calcext:value-type="float">
            <text:p>150.04219508171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094820976257" calcext:value-type="float">
            <text:p>150.0948209762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1.894331455231" calcext:value-type="float">
            <text:p>561.89433145523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97.634476423264" calcext:value-type="float">
            <text:p>597.63447642326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3.396021127701" calcext:value-type="float">
            <text:p>583.3960211277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65.747086048126" calcext:value-type="float">
            <text:p>665.74708604812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94.836760997772" calcext:value-type="float">
            <text:p>694.8367609977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22.381106853485" calcext:value-type="float">
            <text:p>622.38110685348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10.579870939255" calcext:value-type="float">
            <text:p>610.57987093925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9.314828395844" calcext:value-type="float">
            <text:p>579.31482839584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4.672480344772" calcext:value-type="float">
            <text:p>584.6724803447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08.694873332977" calcext:value-type="float">
            <text:p>608.69487333297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83006978035" calcext:value-type="float">
            <text:p>151.8300697803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093336105347" calcext:value-type="float">
            <text:p>153.09333610534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232412338257" calcext:value-type="float">
            <text:p>153.23241233825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654225349426" calcext:value-type="float">
            <text:p>153.65422534942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603363037109" calcext:value-type="float">
            <text:p>153.60336303710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147188425064" calcext:value-type="float">
            <text:p>153.14718842506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782816410065" calcext:value-type="float">
            <text:p>153.78281641006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832619190216" calcext:value-type="float">
            <text:p>153.83261919021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607778072357" calcext:value-type="float">
            <text:p>153.60777807235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790814161301" calcext:value-type="float">
            <text:p>153.7908141613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879.777925" calcext:value-type="float">
            <text:p>4879.77792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953.057693" calcext:value-type="float">
            <text:p>4953.05769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8.181415319443" calcext:value-type="float">
            <text:p>578.18141531944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8.799696445465" calcext:value-type="float">
            <text:p>588.7996964454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4.233190536499" calcext:value-type="float">
            <text:p>584.23319053649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8.36781835556" calcext:value-type="float">
            <text:p>578.3678183555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1.663577318192" calcext:value-type="float">
            <text:p>571.66357731819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25.441505670548" calcext:value-type="float">
            <text:p>525.4415056705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52.121038913727" calcext:value-type="float">
            <text:p>552.12103891372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0.970647335053" calcext:value-type="float">
            <text:p>540.97064733505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9.955042600632" calcext:value-type="float">
            <text:p>569.95504260063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57.902020215988" calcext:value-type="float">
            <text:p>557.90202021598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94.018990516663" calcext:value-type="float">
            <text:p>594.0189905166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15.182001590729" calcext:value-type="float">
            <text:p>615.18200159072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89.442843675613" calcext:value-type="float">
            <text:p>589.44284367561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97.512661457062" calcext:value-type="float">
            <text:p>597.51266145706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83.012833595276" calcext:value-type="float">
            <text:p>583.01283359527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75.099990844727" calcext:value-type="float">
            <text:p>675.09999084472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31.489739656448" calcext:value-type="float">
            <text:p>531.4897396564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61.458655118942" calcext:value-type="float">
            <text:p>661.45865511894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97.221382141113" calcext:value-type="float">
            <text:p>597.22138214111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35.373785018921" calcext:value-type="float">
            <text:p>635.37378501892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409543514252" calcext:value-type="float">
            <text:p>154.40954351425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163282871246" calcext:value-type="float">
            <text:p>155.16328287124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337760448456" calcext:value-type="float">
            <text:p>155.33776044845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808428525925" calcext:value-type="float">
            <text:p>154.80842852592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792216539383" calcext:value-type="float">
            <text:p>154.79221653938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062682151794" calcext:value-type="float">
            <text:p>155.06268215179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086398839951" calcext:value-type="float">
            <text:p>155.08639883995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235606193542" calcext:value-type="float">
            <text:p>155.23560619354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297679185867" calcext:value-type="float">
            <text:p>155.29767918586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400563001633" calcext:value-type="float">
            <text:p>155.40056300163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92.876712799072" calcext:value-type="float">
            <text:p>592.8767127990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87.224715232849" calcext:value-type="float">
            <text:p>587.2247152328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63.92878317833" calcext:value-type="float">
            <text:p>563.9287831783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84.892920732498" calcext:value-type="float">
            <text:p>584.89292073249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69.671675443649" calcext:value-type="float">
            <text:p>569.6716754436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24.112329721451" calcext:value-type="float">
            <text:p>624.11232972145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46.669512748718" calcext:value-type="float">
            <text:p>646.66951274871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98.853587388992" calcext:value-type="float">
            <text:p>598.85358738899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63.286273956299" calcext:value-type="float">
            <text:p>563.28627395629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45.675735473633" calcext:value-type="float">
            <text:p>645.67573547363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262555122375" calcext:value-type="float">
            <text:p>154.26255512237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517829418182" calcext:value-type="float">
            <text:p>154.51782941818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730573654175" calcext:value-type="float">
            <text:p>154.73057365417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103104352951" calcext:value-type="float">
            <text:p>155.10310435295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061832666397" calcext:value-type="float">
            <text:p>155.06183266639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353646755219" calcext:value-type="float">
            <text:p>155.35364675521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832505464554" calcext:value-type="float">
            <text:p>154.83250546455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324305772781" calcext:value-type="float">
            <text:p>155.32430577278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824739456177" calcext:value-type="float">
            <text:p>154.82473945617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21951174736" calcext:value-type="float">
            <text:p>155.2195117473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949.93373703957" calcext:value-type="float">
            <text:p>4949.933737039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899.94301772118" calcext:value-type="float">
            <text:p>4899.9430177211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045.95862317085" calcext:value-type="float">
            <text:p>5045.9586231708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233.93699717522" calcext:value-type="float">
            <text:p>1233.9369971752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234.51383376122" calcext:value-type="float">
            <text:p>1234.5138337612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235.1317255497" calcext:value-type="float">
            <text:p>1235.131725549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234.42102575302" calcext:value-type="float">
            <text:p>1234.4210257530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7.814809560776" calcext:value-type="float">
            <text:p>547.81480956077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36.397780418396" calcext:value-type="float">
            <text:p>536.3977804183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15.691711187363" calcext:value-type="float">
            <text:p>515.6917111873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2.277000427246" calcext:value-type="float">
            <text:p>572.27700042724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1.940017938614" calcext:value-type="float">
            <text:p>561.94001793861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5.368761539459" calcext:value-type="float">
            <text:p>545.36876153945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2.478906154633" calcext:value-type="float">
            <text:p>562.47890615463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7.617419719696" calcext:value-type="float">
            <text:p>577.6174197196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6.431253194809" calcext:value-type="float">
            <text:p>546.43125319480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28.552875041962" calcext:value-type="float">
            <text:p>528.55287504196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7.477051973343" calcext:value-type="float">
            <text:p>147.47705197334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091904878616" calcext:value-type="float">
            <text:p>148.09190487861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7.849734544754" calcext:value-type="float">
            <text:p>147.84973454475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120861530304" calcext:value-type="float">
            <text:p>148.12086153030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7.898721933365" calcext:value-type="float">
            <text:p>147.89872193336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7.901209115982" calcext:value-type="float">
            <text:p>147.90120911598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7.971269607544" calcext:value-type="float">
            <text:p>147.97126960754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337879419327" calcext:value-type="float">
            <text:p>148.33787941932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405883073807" calcext:value-type="float">
            <text:p>148.40588307380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375597238541" calcext:value-type="float">
            <text:p>148.37559723854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13.160709857941" calcext:value-type="float">
            <text:p>613.16070985794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94.035339355469" calcext:value-type="float">
            <text:p>594.03533935546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30.550450563431" calcext:value-type="float">
            <text:p>630.55045056343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42.723365783691" calcext:value-type="float">
            <text:p>642.72336578369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6.026873350143" calcext:value-type="float">
            <text:p>586.02687335014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24.49978518486" calcext:value-type="float">
            <text:p>624.4997851848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99.645306348801" calcext:value-type="float">
            <text:p>599.6453063488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52.017623186111" calcext:value-type="float">
            <text:p>652.01762318611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20.218644380569" calcext:value-type="float">
            <text:p>620.21864438056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50.367635011673" calcext:value-type="float">
            <text:p>650.36763501167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768433332443" calcext:value-type="float">
            <text:p>150.76843333244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827902555466" calcext:value-type="float">
            <text:p>150.82790255546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155287981033" calcext:value-type="float">
            <text:p>151.15528798103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340216159821" calcext:value-type="float">
            <text:p>151.34021615982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034953117371" calcext:value-type="float">
            <text:p>151.03495311737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401401519775" calcext:value-type="float">
            <text:p>151.40140151977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95871591568" calcext:value-type="float">
            <text:p>150.9587159156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215300798416" calcext:value-type="float">
            <text:p>151.21530079841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863552331924" calcext:value-type="float">
            <text:p>150.86355233192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121549606323" calcext:value-type="float">
            <text:p>151.12154960632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789.36887550354" calcext:value-type="float">
            <text:p>4789.3688755035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666.26798629761" calcext:value-type="float">
            <text:p>4666.2679862976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802.78137230873" calcext:value-type="float">
            <text:p>4802.7813723087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203.20618462563" calcext:value-type="float">
            <text:p>1203.2061846256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205.27385687828" calcext:value-type="float">
            <text:p>1205.2738568782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203.93981122971" calcext:value-type="float">
            <text:p>1203.9398112297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19.758957386017" calcext:value-type="float">
            <text:p>619.75895738601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57.553899526596" calcext:value-type="float">
            <text:p>657.5538995265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599.571495056152" calcext:value-type="float">
            <text:p>599.5714950561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2.787366390228" calcext:value-type="float">
            <text:p>642.78736639022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20.507283687592" calcext:value-type="float">
            <text:p>620.50728368759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65.889083623886" calcext:value-type="float">
            <text:p>665.88908362388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593.572653532028" calcext:value-type="float">
            <text:p>593.57265353202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3.484715938568" calcext:value-type="float">
            <text:p>633.48471593856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19.187655448914" calcext:value-type="float">
            <text:p>619.18765544891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07.82839679718" calcext:value-type="float">
            <text:p>607.8283967971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782987117767" calcext:value-type="float">
            <text:p>167.78298711776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473691701889" calcext:value-type="float">
            <text:p>168.47369170188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366780757904" calcext:value-type="float">
            <text:p>168.36678075790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507684230804" calcext:value-type="float">
            <text:p>168.50768423080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698320150375" calcext:value-type="float">
            <text:p>168.69832015037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059593200684" calcext:value-type="float">
            <text:p>168.05959320068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222182750702" calcext:value-type="float">
            <text:p>168.22218275070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38499045372" calcext:value-type="float">
            <text:p>168.3849904537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455558300018" calcext:value-type="float">
            <text:p>168.45555830001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710302114487" calcext:value-type="float">
            <text:p>168.71030211448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4860.2187333107" calcext:value-type="float">
            <text:p>4860.218733310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4915.90854215622" calcext:value-type="float">
            <text:p>4915.9085421562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4997.99414157867" calcext:value-type="float">
            <text:p>4997.9941415786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267.04945445061" calcext:value-type="float">
            <text:p>1267.0494544506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266.89266872406" calcext:value-type="float">
            <text:p>1266.8926687240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267.6917655468" calcext:value-type="float">
            <text:p>1267.691765546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74.734539270401" calcext:value-type="float">
            <text:p>674.7345392704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93.972351789475" calcext:value-type="float">
            <text:p>693.97235178947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761.388257265091" calcext:value-type="float">
            <text:p>761.38825726509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65.488007068634" calcext:value-type="float">
            <text:p>665.48800706863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65.431437253952" calcext:value-type="float">
            <text:p>665.4314372539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75.299908161163" calcext:value-type="float">
            <text:p>675.2999081611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7.791394472122" calcext:value-type="float">
            <text:p>647.79139447212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99.028650999069" calcext:value-type="float">
            <text:p>699.02865099906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80.349982261658" calcext:value-type="float">
            <text:p>680.34998226165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736.138339757919" calcext:value-type="float">
            <text:p>736.13833975791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025851964951" calcext:value-type="float">
            <text:p>167.02585196495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058970928192" calcext:value-type="float">
            <text:p>167.05897092819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13350892067" calcext:value-type="float">
            <text:p>167.1335089206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04740357399" calcext:value-type="float">
            <text:p>167.0474035739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717434644699" calcext:value-type="float">
            <text:p>167.71743464469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066174268723" calcext:value-type="float">
            <text:p>167.06617426872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6.986670970917" calcext:value-type="float">
            <text:p>166.98667097091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029444694519" calcext:value-type="float">
            <text:p>167.02944469451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263273000717" calcext:value-type="float">
            <text:p>167.26327300071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6.981841564178" calcext:value-type="float">
            <text:p>166.98184156417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5421.02393317223" calcext:value-type="float">
            <text:p>5421.0239331722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5592.95712614059" calcext:value-type="float">
            <text:p>5592.9571261405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5393.99207115173" calcext:value-type="float">
            <text:p>5393.9920711517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342.17804670334" calcext:value-type="float">
            <text:p>1342.1780467033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343.36486816406" calcext:value-type="float">
            <text:p>1343.3648681640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342.90405011177" calcext:value-type="float">
            <text:p>1342.904050111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9:22:37.305873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0:06:10.148881121</meta:creation-date>
    <meta:generator>LibreOffice/6.4.6.2$Linux_X86_64 LibreOffice_project/40$Build-2</meta:generator>
    <dc:date>2020-11-29T09:22:56.916445611</dc:date>
    <meta:editing-duration>P1DT14H51S</meta:editing-duration>
    <meta:editing-cycles>90</meta:editing-cycles>
    <meta:document-statistic meta:table-count="8" meta:cell-count="10137" meta:object-count="0"/>
  </office:meta>
</office:document-meta>
</file>